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771cm"/>
    </style:style>
    <style:style style:name="co2" style:family="table-column">
      <style:table-column-properties fo:break-before="auto" style:column-width="6.415cm"/>
    </style:style>
    <style:style style:name="co3" style:family="table-column">
      <style:table-column-properties fo:break-before="auto" style:column-width="4.717cm"/>
    </style:style>
    <style:style style:name="co4" style:family="table-column">
      <style:table-column-properties fo:break-before="auto" style:column-width="5.87cm"/>
    </style:style>
    <style:style style:name="co5" style:family="table-column">
      <style:table-column-properties fo:break-before="auto" style:column-width="2.247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241cm"/>
    </style:style>
    <style:style style:name="co8" style:family="table-column">
      <style:table-column-properties fo:break-before="auto" style:column-width="4.994cm"/>
    </style:style>
    <style:style style:name="co9" style:family="table-column">
      <style:table-column-properties fo:break-before="auto" style:column-width="3.2cm"/>
    </style:style>
    <style:style style:name="co10" style:family="table-column">
      <style:table-column-properties fo:break-before="auto" style:column-width="3.094cm"/>
    </style:style>
    <style:style style:name="co11" style:family="table-column">
      <style:table-column-properties fo:break-before="auto" style:column-width="6.69cm"/>
    </style:style>
    <style:style style:name="co12" style:family="table-column">
      <style:table-column-properties fo:break-before="auto" style:column-width="2.935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lr-tb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142"/>
    <style:style style:name="ce3" style:family="table-cell" style:parent-style-name="Default" style:data-style-name="N3"/>
    <style:style style:name="ce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gr1" style:family="graphic">
      <style:graphic-properties draw:ole-draw-aspect="1"/>
    </style:style>
  </office:automatic-styles>
  <office:body>
    <office:spreadsheet>
      <table:table table:name="Mai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5" table:default-cell-style-name="Default"/>
        <table:table-row table:style-name="ro1">
          <table:table-cell office:value-type="string">
            <text:p>mining</text:p>
          </table:table-cell>
          <table:table-cell office:value-type="string">
            <text:p>chance of <text:s/>2x drop + speed</text:p>
          </table:table-cell>
          <table:table-cell office:value-type="string">
            <text:p>0,1% per lvl</text:p>
          </table:table-cell>
          <table:table-cell/>
          <table:table-cell office:value-type="string" table:number-columns-spanned="6" table:number-rows-spanned="1">
            <text:p>LVL Cruve</text:p>
          </table:table-cell>
          <table:covered-table-cell table:number-columns-repeated="5"/>
        </table:table-row>
        <table:table-row table:style-name="ro1">
          <table:table-cell office:value-type="string">
            <text:p>digging</text:p>
          </table:table-cell>
          <table:table-cell office:value-type="string">
            <text:p>chance of <text:s/>2x drop + speed</text:p>
          </table:table-cell>
          <table:table-cell office:value-type="string">
            <text:p>0,1% per lvl</text:p>
          </table:table-cell>
          <table:table-cell table:style-name="ce1" office:value-type="string">
            <text:p>(50000+750x)/(1+5*e^-0,04x) -8273</text:p>
          </table:table-cell>
          <table:table-cell>
            <draw:frame table:end-cell-address="Main.O23" table:end-x="0.424cm" table:end-y="0.22cm" draw:z-index="0" draw:style-name="gr1" svg:width="22.829cm" svg:height="10.479cm" svg:x="0.157cm" svg:y="0.111cm">
              <draw:object draw:notify-on-update-of-ranges="'Mod EXP'.B2:'Mod EXP'.B401 'Mod EXP'.C1:'Mod EXP'.C1 'Mod EXP'.C2:'Mod EXP'.C401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5"/>
        </table:table-row>
        <table:table-row table:style-name="ro1">
          <table:table-cell office:value-type="string">
            <text:p>acrobatics</text:p>
          </table:table-cell>
          <table:table-cell office:value-type="string">
            <text:p>less fall dmg + (faster sprint ?)</text:p>
          </table:table-cell>
          <table:table-cell office:value-type="string">
            <text:p>0,1% per lvl</text:p>
          </table:table-cell>
          <table:table-cell table:number-columns-repeated="7"/>
        </table:table-row>
        <table:table-row table:style-name="ro1">
          <table:table-cell office:value-type="string">
            <text:p>swimming</text:p>
          </table:table-cell>
          <table:table-cell office:value-type="string">
            <text:p>speed</text:p>
          </table:table-cell>
          <table:table-cell office:value-type="string">
            <text:p>0,1% per lvl</text:p>
          </table:table-cell>
          <table:table-cell table:number-columns-repeated="7"/>
        </table:table-row>
        <table:table-row table:style-name="ro1">
          <table:table-cell office:value-type="string">
            <text:p>armorer</text:p>
          </table:table-cell>
          <table:table-cell office:value-type="string">
            <text:p>armor multiplikator</text:p>
          </table:table-cell>
          <table:table-cell office:value-type="string">
            <text:p>0,1% per lvl</text:p>
          </table:table-cell>
          <table:table-cell table:number-columns-repeated="7"/>
        </table:table-row>
        <table:table-row table:style-name="ro1">
          <table:table-cell office:value-type="string">
            <text:p>alchemy</text:p>
          </table:table-cell>
          <table:table-cell office:value-type="string">
            <text:p>chance of <text:s/>2x dro</text:p>
          </table:table-cell>
          <table:table-cell office:value-type="string">
            <text:p>0,1% per lvl</text:p>
          </table:table-cell>
          <table:table-cell table:number-columns-repeated="7"/>
        </table:table-row>
        <table:table-row table:style-name="ro1">
          <table:table-cell office:value-type="string">
            <text:p>archery</text:p>
          </table:table-cell>
          <table:table-cell office:value-type="string">
            <text:p>dmg multiplikator</text:p>
          </table:table-cell>
          <table:table-cell office:value-type="string">
            <text:p>0,1% per lvl</text:p>
          </table:table-cell>
          <table:table-cell table:number-columns-repeated="7"/>
        </table:table-row>
        <table:table-row table:style-name="ro1">
          <table:table-cell office:value-type="string">
            <text:p>blacksmith</text:p>
          </table:table-cell>
          <table:table-cell office:value-type="string">
            <text:p>chance of <text:s/>2x drop by smelting</text:p>
          </table:table-cell>
          <table:table-cell office:value-type="string">
            <text:p>0,1% per lvl</text:p>
          </table:table-cell>
          <table:table-cell table:number-columns-repeated="7"/>
        </table:table-row>
        <table:table-row table:style-name="ro1">
          <table:table-cell office:value-type="string">
            <text:p>boxing</text:p>
          </table:table-cell>
          <table:table-cell office:value-type="string">
            <text:p>dmg multiplikator</text:p>
          </table:table-cell>
          <table:table-cell office:value-type="string">
            <text:p>0,1% per lvl</text:p>
          </table:table-cell>
          <table:table-cell table:number-columns-repeated="7"/>
        </table:table-row>
        <table:table-row table:style-name="ro1">
          <table:table-cell office:value-type="string">
            <text:p>fishing</text:p>
          </table:table-cell>
          <table:table-cell office:value-type="string">
            <text:p>chance of <text:s/>2x drop</text:p>
          </table:table-cell>
          <table:table-cell office:value-type="string">
            <text:p>0,1% per lvl</text:p>
          </table:table-cell>
          <table:table-cell table:number-columns-repeated="7"/>
        </table:table-row>
        <table:table-row table:style-name="ro1">
          <table:table-cell office:value-type="string">
            <text:p>herbalism</text:p>
          </table:table-cell>
          <table:table-cell office:value-type="string">
            <text:p>chance of <text:s/>2x drop</text:p>
          </table:table-cell>
          <table:table-cell office:value-type="string">
            <text:p>0,1% per lvl</text:p>
          </table:table-cell>
          <table:table-cell table:number-columns-repeated="7"/>
        </table:table-row>
        <table:table-row table:style-name="ro1">
          <table:table-cell office:value-type="string">
            <text:p>hunting</text:p>
          </table:table-cell>
          <table:table-cell office:value-type="string">
            <text:p>chance of <text:s/>2x drop by all kind of mobs</text:p>
          </table:table-cell>
          <table:table-cell office:value-type="string">
            <text:p>0,1% per lvl</text:p>
          </table:table-cell>
          <table:table-cell table:number-columns-repeated="7"/>
        </table:table-row>
        <table:table-row table:style-name="ro1">
          <table:table-cell office:value-type="string">
            <text:p>farming</text:p>
          </table:table-cell>
          <table:table-cell office:value-type="string">
            <text:p>chance of <text:s/>2x drop</text:p>
          </table:table-cell>
          <table:table-cell office:value-type="string">
            <text:p>0,1% per lvl</text:p>
          </table:table-cell>
          <table:table-cell table:number-columns-repeated="7"/>
        </table:table-row>
        <table:table-row table:style-name="ro1">
          <table:table-cell office:value-type="string">
            <text:p>Wood cutting</text:p>
          </table:table-cell>
          <table:table-cell office:value-type="string">
            <text:p>chance of <text:s/>2x drop + speed</text:p>
          </table:table-cell>
          <table:table-cell office:value-type="string">
            <text:p>0,1% per lvl</text:p>
          </table:table-cell>
          <table:table-cell table:number-columns-repeated="7"/>
        </table:table-row>
        <table:table-row table:style-name="ro1">
          <table:table-cell office:value-type="string">
            <text:p>diving</text:p>
          </table:table-cell>
          <table:table-cell office:value-type="string">
            <text:p>longer breath</text:p>
          </table:table-cell>
          <table:table-cell office:value-type="string">
            <text:p>0,05 sec per lvl</text:p>
          </table:table-cell>
          <table:table-cell table:number-columns-repeated="7"/>
        </table:table-row>
        <table:table-row table:style-name="ro1">
          <table:table-cell office:value-type="string">
            <text:p>Knolwed /wisdome</text:p>
          </table:table-cell>
          <table:table-cell office:value-type="string">
            <text:p>skill exp boost (lvl boost?)</text:p>
          </table:table-cell>
          <table:table-cell office:value-type="string">
            <text:p>0,1% per lvl</text:p>
          </table:table-cell>
          <table:table-cell table:number-columns-repeated="7"/>
        </table:table-row>
        <table:table-row table:style-name="ro1" table:number-rows-repeated="1048559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MC EXP" table:style-name="ta1" table:print="false">
        <table:table-column table:style-name="co6" table:number-columns-repeated="5" table:default-cell-style-name="Default"/>
        <table:table-row table:style-name="ro1">
          <table:table-cell office:value-type="string">
            <text:p>level</text:p>
          </table:table-cell>
          <table:table-cell office:value-type="string">
            <text:p>exp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table:number-columns-repeated="2"/>
          <table:table-cell>
            <draw:frame table:end-cell-address="'MC EXP'.R34" table:end-x="0.529cm" table:end-y="0.054cm" draw:z-index="0" draw:style-name="gr1" svg:width="29.773cm" svg:height="15.749cm" svg:x="0.112cm" svg:y="0.107cm">
              <draw:object draw:notify-on-update-of-ranges="'MC EXP'.A2:'MC EXP'.A41 'MC EXP'.B1:'MC EXP'.B1 'MC EXP'.B2:'MC EXP'.B4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2]+17"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[.B3]+17" office:value-type="float" office:value="51">
            <text:p>51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[.B4]+17" office:value-type="float" office:value="68">
            <text:p>68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[.B5]+17" office:value-type="float" office:value="85">
            <text:p>85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[.B6]+17" office:value-type="float" office:value="102">
            <text:p>102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formula="of:=[.B7]+17" office:value-type="float" office:value="119">
            <text:p>119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formula="of:=[.B8]+17" office:value-type="float" office:value="136">
            <text:p>136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formula="of:=[.B9]+17" office:value-type="float" office:value="153">
            <text:p>153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formula="of:=[.B10]+17" office:value-type="float" office:value="170">
            <text:p>170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formula="of:=[.B11]+17" office:value-type="float" office:value="187">
            <text:p>187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formula="of:=[.B12]+17" office:value-type="float" office:value="204">
            <text:p>204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formula="of:=[.B13]+17" office:value-type="float" office:value="221">
            <text:p>221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formula="of:=[.B14]+17" office:value-type="float" office:value="238">
            <text:p>238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formula="of:=[.B15]+17" office:value-type="float" office:value="255">
            <text:p>255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formula="of:=((3*[.A17])-31)+[.B16]" office:value-type="float" office:value="272">
            <text:p>272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formula="of:=((3*[.A18])-31)+[.B17]" office:value-type="float" office:value="292">
            <text:p>292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formula="of:=((3*[.A19])-31)+[.B18]" office:value-type="float" office:value="315">
            <text:p>315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formula="of:=((3*[.A20])-31)+[.B19]" office:value-type="float" office:value="341">
            <text:p>341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formula="of:=((3*[.A21])-31)+[.B20]" office:value-type="float" office:value="370">
            <text:p>370</text:p>
          </table:table-cell>
          <table:table-cell table:number-columns-repeated="3"/>
        </table:table-row>
        <table:table-row table:style-name="ro1">
          <table:table-cell office:value-type="float" office:value="21">
            <text:p>21</text:p>
          </table:table-cell>
          <table:table-cell table:formula="of:=((3*[.A22])-31)+[.B21]" office:value-type="float" office:value="402">
            <text:p>402</text:p>
          </table:table-cell>
          <table:table-cell table:number-columns-repeated="3"/>
        </table:table-row>
        <table:table-row table:style-name="ro1">
          <table:table-cell office:value-type="float" office:value="22">
            <text:p>22</text:p>
          </table:table-cell>
          <table:table-cell table:formula="of:=((3*[.A23])-31)+[.B22]" office:value-type="float" office:value="437">
            <text:p>437</text:p>
          </table:table-cell>
          <table:table-cell table:number-columns-repeated="3"/>
        </table:table-row>
        <table:table-row table:style-name="ro1">
          <table:table-cell office:value-type="float" office:value="23">
            <text:p>23</text:p>
          </table:table-cell>
          <table:table-cell table:formula="of:=((3*[.A24])-31)+[.B23]" office:value-type="float" office:value="475">
            <text:p>475</text:p>
          </table:table-cell>
          <table:table-cell table:number-columns-repeated="3"/>
        </table:table-row>
        <table:table-row table:style-name="ro1">
          <table:table-cell office:value-type="float" office:value="24">
            <text:p>24</text:p>
          </table:table-cell>
          <table:table-cell table:formula="of:=((3*[.A25])-31)+[.B24]" office:value-type="float" office:value="516">
            <text:p>516</text:p>
          </table:table-cell>
          <table:table-cell table:number-columns-repeated="3"/>
        </table:table-row>
        <table:table-row table:style-name="ro1">
          <table:table-cell office:value-type="float" office:value="25">
            <text:p>25</text:p>
          </table:table-cell>
          <table:table-cell table:formula="of:=((3*[.A26])-31)+[.B25]" office:value-type="float" office:value="560">
            <text:p>560</text:p>
          </table:table-cell>
          <table:table-cell table:number-columns-repeated="3"/>
        </table:table-row>
        <table:table-row table:style-name="ro1">
          <table:table-cell office:value-type="float" office:value="26">
            <text:p>26</text:p>
          </table:table-cell>
          <table:table-cell table:formula="of:=((3*[.A27])-31)+[.B26]" office:value-type="float" office:value="607">
            <text:p>607</text:p>
          </table:table-cell>
          <table:table-cell table:number-columns-repeated="3"/>
        </table:table-row>
        <table:table-row table:style-name="ro1">
          <table:table-cell office:value-type="float" office:value="27">
            <text:p>27</text:p>
          </table:table-cell>
          <table:table-cell table:formula="of:=((3*[.A28])-31)+[.B27]" office:value-type="float" office:value="657">
            <text:p>657</text:p>
          </table:table-cell>
          <table:table-cell table:number-columns-repeated="3"/>
        </table:table-row>
        <table:table-row table:style-name="ro1">
          <table:table-cell office:value-type="float" office:value="28">
            <text:p>28</text:p>
          </table:table-cell>
          <table:table-cell table:formula="of:=((3*[.A29])-31)+[.B28]" office:value-type="float" office:value="710">
            <text:p>710</text:p>
          </table:table-cell>
          <table:table-cell table:number-columns-repeated="3"/>
        </table:table-row>
        <table:table-row table:style-name="ro1">
          <table:table-cell office:value-type="float" office:value="29">
            <text:p>29</text:p>
          </table:table-cell>
          <table:table-cell table:formula="of:=((3*[.A30])-31)+[.B29]" office:value-type="float" office:value="766">
            <text:p>766</text:p>
          </table:table-cell>
          <table:table-cell table:number-columns-repeated="3"/>
        </table:table-row>
        <table:table-row table:style-name="ro1">
          <table:table-cell office:value-type="float" office:value="30">
            <text:p>30</text:p>
          </table:table-cell>
          <table:table-cell table:formula="of:=((7*[.A31])-151)+[.B30]" office:value-type="float" office:value="825">
            <text:p>825</text:p>
          </table:table-cell>
          <table:table-cell table:number-columns-repeated="3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887">
            <text:p>887</text:p>
          </table:table-cell>
          <table:table-cell table:number-columns-repeated="3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956">
            <text:p>956</text:p>
          </table:table-cell>
          <table:table-cell table:number-columns-repeated="3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032">
            <text:p>1032</text:p>
          </table:table-cell>
          <table:table-cell table:number-columns-repeated="3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115">
            <text:p>1115</text:p>
          </table:table-cell>
          <table:table-cell table:number-columns-repeated="3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205">
            <text:p>1205</text:p>
          </table:table-cell>
          <table:table-cell table:number-columns-repeated="3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302">
            <text:p>1302</text:p>
          </table:table-cell>
          <table:table-cell table:number-columns-repeated="3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406">
            <text:p>1406</text:p>
          </table:table-cell>
          <table:table-cell table:number-columns-repeated="3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517">
            <text:p>1517</text:p>
          </table:table-cell>
          <table:table-cell table:number-columns-repeated="3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635">
            <text:p>1635</text:p>
          </table:table-cell>
          <table:table-cell table:number-columns-repeated="3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760">
            <text:p>1760</text:p>
          </table:table-cell>
          <table:table-cell table:number-columns-repeated="3"/>
        </table:table-row>
        <table:table-row table:style-name="ro1" table:number-rows-repeated="1048534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Mod EXP" table:style-name="ta1" table:print="false"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6" table:number-columns-repeated="4" table:default-cell-style-name="Default"/>
        <table:table-row table:style-name="ro1">
          <table:table-cell office:value-type="string">
            <text:p>(50000+750x)/(1+5*e^-0,04x) -8273</text:p>
          </table:table-cell>
          <table:table-cell office:value-type="string">
            <text:p>Level</text:p>
          </table:table-cell>
          <table:table-cell office:value-type="string">
            <text:p>Exp 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>
            <text:p>1</text:p>
          </table:table-cell>
          <table:table-cell table:style-name="ce2" table:formula="of:=(50000+750*[.B2])/(1+5*EXP(-0.04*[.B2]))-8273" office:value-type="float" office:value="471.049228611288">
            <text:p>471,04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>
            <text:p>2</text:p>
          </table:table-cell>
          <table:table-cell table:style-name="ce2" table:formula="of:=(50000+750*[.B3])/(1+5*EXP(-0.04*[.B3]))-8273" office:value-type="float" office:value="897.910950711244">
            <text:p>897,911</text:p>
          </table:table-cell>
          <table:table-cell/>
          <table:table-cell>
            <draw:frame table:end-cell-address="'Mod EXP'.U30" table:end-x="0.11cm" table:end-y="0.302cm" draw:z-index="0" draw:style-name="gr1" svg:width="35.028cm" svg:height="13.634cm" svg:x="1.212cm" svg:y="0.001cm">
              <draw:object draw:notify-on-update-of-ranges="'Mod EXP'.C1:'Mod EXP'.C1 'Mod EXP'.C2:'Mod EXP'.C201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2"/>
        </table:table-row>
        <table:table-row table:style-name="ro1">
          <table:table-cell/>
          <table:table-cell office:value-type="float" office:value="3">
            <text:p>3</text:p>
          </table:table-cell>
          <table:table-cell table:style-name="ce2" table:formula="of:=(50000+750*[.B4])/(1+5*EXP(-0.04*[.B4]))-8273" office:value-type="float" office:value="1341.3191782853">
            <text:p>1341,319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>
            <text:p>4</text:p>
          </table:table-cell>
          <table:table-cell table:style-name="ce2" table:formula="of:=(50000+750*[.B5])/(1+5*EXP(-0.04*[.B5]))-8273" office:value-type="float" office:value="1801.66860628914">
            <text:p>1801,669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>
            <text:p>5</text:p>
          </table:table-cell>
          <table:table-cell table:style-name="ce2" table:formula="of:=(50000+750*[.B6])/(1+5*EXP(-0.04*[.B6]))-8273" office:value-type="float" office:value="2279.3466014156">
            <text:p>2279,347</text:p>
          </table:table-cell>
          <table:table-cell table:number-columns-repeated="4"/>
        </table:table-row>
        <table:table-row table:style-name="ro1">
          <table:table-cell/>
          <table:table-cell office:value-type="float" office:value="6">
            <text:p>6</text:p>
          </table:table-cell>
          <table:table-cell table:style-name="ce2" table:formula="of:=(50000+750*[.B7])/(1+5*EXP(-0.04*[.B7]))-8273" office:value-type="float" office:value="2774.73180459044">
            <text:p>2774,732</text:p>
          </table:table-cell>
          <table:table-cell table:number-columns-repeated="4"/>
        </table:table-row>
        <table:table-row table:style-name="ro1">
          <table:table-cell/>
          <table:table-cell office:value-type="float" office:value="7">
            <text:p>7</text:p>
          </table:table-cell>
          <table:table-cell table:style-name="ce2" table:formula="of:=(50000+750*[.B8])/(1+5*EXP(-0.04*[.B8]))-8273" office:value-type="float" office:value="3288.19268483274">
            <text:p>3288,193</text:p>
          </table:table-cell>
          <table:table-cell table:number-columns-repeated="4"/>
        </table:table-row>
        <table:table-row table:style-name="ro1">
          <table:table-cell/>
          <table:table-cell office:value-type="float" office:value="8">
            <text:p>8</text:p>
          </table:table-cell>
          <table:table-cell table:style-name="ce2" table:formula="of:=(50000+750*[.B9])/(1+5*EXP(-0.04*[.B9]))-8273" office:value-type="float" office:value="3820.08604950679">
            <text:p>3820,086</text:p>
          </table:table-cell>
          <table:table-cell table:number-columns-repeated="4"/>
        </table:table-row>
        <table:table-row table:style-name="ro1">
          <table:table-cell/>
          <table:table-cell office:value-type="float" office:value="9">
            <text:p>9</text:p>
          </table:table-cell>
          <table:table-cell table:style-name="ce2" table:formula="of:=(50000+750*[.B10])/(1+5*EXP(-0.04*[.B10]))-8273" office:value-type="float" office:value="4370.75551673165">
            <text:p>4370,75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>
            <text:p>10</text:p>
          </table:table-cell>
          <table:table-cell table:style-name="ce2" table:formula="of:=(50000+750*[.B11])/(1+5*EXP(-0.04*[.B11]))-8273" office:value-type="float" office:value="4940.5299564605">
            <text:p>4940,53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">
            <text:p>11</text:p>
          </table:table-cell>
          <table:table-cell table:style-name="ce2" table:formula="of:=(50000+750*[.B12])/(1+5*EXP(-0.04*[.B12]))-8273" office:value-type="float" office:value="5529.72190748558">
            <text:p>5529,7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">
            <text:p>12</text:p>
          </table:table-cell>
          <table:table-cell table:style-name="ce2" table:formula="of:=(50000+750*[.B13])/(1+5*EXP(-0.04*[.B13]))-8273" office:value-type="float" office:value="6138.62597835622">
            <text:p>6138,62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">
            <text:p>13</text:p>
          </table:table-cell>
          <table:table-cell table:style-name="ce2" table:formula="of:=(50000+750*[.B14])/(1+5*EXP(-0.04*[.B14]))-8273" office:value-type="float" office:value="6767.51724090626">
            <text:p>6767,51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">
            <text:p>14</text:p>
          </table:table-cell>
          <table:table-cell table:style-name="ce2" table:formula="of:=(50000+750*[.B15])/(1+5*EXP(-0.04*[.B15]))-8273" office:value-type="float" office:value="7416.64962576223">
            <text:p>7416,65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">
            <text:p>15</text:p>
          </table:table-cell>
          <table:table-cell table:style-name="ce2" table:formula="of:=(50000+750*[.B16])/(1+5*EXP(-0.04*[.B16]))-8273" office:value-type="float" office:value="8086.25432983228">
            <text:p>8086,25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">
            <text:p>16</text:p>
          </table:table-cell>
          <table:table-cell table:style-name="ce2" table:formula="of:=(50000+750*[.B17])/(1+5*EXP(-0.04*[.B17]))-8273" office:value-type="float" office:value="8776.53824634648">
            <text:p>8776,53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">
            <text:p>17</text:p>
          </table:table-cell>
          <table:table-cell table:style-name="ce2" table:formula="of:=(50000+750*[.B18])/(1+5*EXP(-0.04*[.B18]))-8273" office:value-type="float" office:value="9487.68242851834">
            <text:p>9487,68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">
            <text:p>18</text:p>
          </table:table-cell>
          <table:table-cell table:style-name="ce2" table:formula="of:=(50000+750*[.B19])/(1+5*EXP(-0.04*[.B19]))-8273" office:value-type="float" office:value="10219.8405983136">
            <text:p>10219,84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">
            <text:p>19</text:p>
          </table:table-cell>
          <table:table-cell table:style-name="ce2" table:formula="of:=(50000+750*[.B20])/(1+5*EXP(-0.04*[.B20]))-8273" office:value-type="float" office:value="10973.1377121322">
            <text:p>10973,13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">
            <text:p>20</text:p>
          </table:table-cell>
          <table:table-cell table:style-name="ce2" table:formula="of:=(50000+750*[.B21])/(1+5*EXP(-0.04*[.B21]))-8273" office:value-type="float" office:value="11747.6685954227">
            <text:p>11747,66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">
            <text:p>21</text:p>
          </table:table-cell>
          <table:table-cell table:style-name="ce2" table:formula="of:=(50000+750*[.B22])/(1+5*EXP(-0.04*[.B22]))-8273" office:value-type="float" office:value="12543.4966583406">
            <text:p>12543,49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">
            <text:p>22</text:p>
          </table:table-cell>
          <table:table-cell table:style-name="ce2" table:formula="of:=(50000+750*[.B23])/(1+5*EXP(-0.04*[.B23]))-8273" office:value-type="float" office:value="13360.6527045315">
            <text:p>13360,65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">
            <text:p>23</text:p>
          </table:table-cell>
          <table:table-cell table:style-name="ce2" table:formula="of:=(50000+750*[.B24])/(1+5*EXP(-0.04*[.B24]))-8273" office:value-type="float" office:value="14199.1338449461">
            <text:p>14199,13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">
            <text:p>24</text:p>
          </table:table-cell>
          <table:table-cell table:style-name="ce2" table:formula="of:=(50000+750*[.B25])/(1+5*EXP(-0.04*[.B25]))-8273" office:value-type="float" office:value="15058.9025282815">
            <text:p>15058,90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">
            <text:p>25</text:p>
          </table:table-cell>
          <table:table-cell table:style-name="ce2" table:formula="of:=(50000+750*[.B26])/(1+5*EXP(-0.04*[.B26]))-8273" office:value-type="float" office:value="15939.8856991829">
            <text:p>15939,88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">
            <text:p>26</text:p>
          </table:table-cell>
          <table:table-cell table:style-name="ce2" table:formula="of:=(50000+750*[.B27])/(1+5*EXP(-0.04*[.B27]))-8273" office:value-type="float" office:value="16841.9740947268">
            <text:p>16841,97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">
            <text:p>27</text:p>
          </table:table-cell>
          <table:table-cell table:style-name="ce2" table:formula="of:=(50000+750*[.B28])/(1+5*EXP(-0.04*[.B28]))-8273" office:value-type="float" office:value="17765.0216889439">
            <text:p>17765,0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">
            <text:p>28</text:p>
          </table:table-cell>
          <table:table-cell table:style-name="ce2" table:formula="of:=(50000+750*[.B29])/(1+5*EXP(-0.04*[.B29]))-8273" office:value-type="float" office:value="18708.8452942338">
            <text:p>18708,84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9">
            <text:p>29</text:p>
          </table:table-cell>
          <table:table-cell table:style-name="ce2" table:formula="of:=(50000+750*[.B30])/(1+5*EXP(-0.04*[.B30]))-8273" office:value-type="float" office:value="19673.2243274678">
            <text:p>19673,2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">
            <text:p>30</text:p>
          </table:table-cell>
          <table:table-cell table:style-name="ce2" table:formula="of:=(50000+750*[.B31])/(1+5*EXP(-0.04*[.B31]))-8273" office:value-type="float" office:value="20657.9007473934">
            <text:p>20657,9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">
            <text:p>31</text:p>
          </table:table-cell>
          <table:table-cell table:style-name="ce2" table:formula="of:=(50000+750*[.B32])/(1+5*EXP(-0.04*[.B32]))-8273" office:value-type="float" office:value="21662.5791686453">
            <text:p>21662,57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">
            <text:p>32</text:p>
          </table:table-cell>
          <table:table-cell table:style-name="ce2" table:formula="of:=(50000+750*[.B33])/(1+5*EXP(-0.04*[.B33]))-8273" office:value-type="float" office:value="22686.9271562473">
            <text:p>22686,92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">
            <text:p>33</text:p>
          </table:table-cell>
          <table:table-cell table:style-name="ce2" table:formula="of:=(50000+750*[.B34])/(1+5*EXP(-0.04*[.B34]))-8273" office:value-type="float" office:value="23730.5757029832">
            <text:p>23730,5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">
            <text:p>34</text:p>
          </table:table-cell>
          <table:table-cell table:style-name="ce2" table:formula="of:=(50000+750*[.B35])/(1+5*EXP(-0.04*[.B35]))-8273" office:value-type="float" office:value="24793.119890423">
            <text:p>24793,12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">
            <text:p>35</text:p>
          </table:table-cell>
          <table:table-cell table:style-name="ce2" table:formula="of:=(50000+750*[.B36])/(1+5*EXP(-0.04*[.B36]))-8273" office:value-type="float" office:value="25874.1197327575">
            <text:p>25874,12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">
            <text:p>36</text:p>
          </table:table-cell>
          <table:table-cell table:style-name="ce2" table:formula="of:=(50000+750*[.B37])/(1+5*EXP(-0.04*[.B37]))-8273" office:value-type="float" office:value="26973.1012009172">
            <text:p>26973,1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">
            <text:p>37</text:p>
          </table:table-cell>
          <table:table-cell table:style-name="ce2" table:formula="of:=(50000+750*[.B38])/(1+5*EXP(-0.04*[.B38]))-8273" office:value-type="float" office:value="28089.557422777">
            <text:p>28089,55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">
            <text:p>38</text:p>
          </table:table-cell>
          <table:table-cell table:style-name="ce2" table:formula="of:=(50000+750*[.B39])/(1+5*EXP(-0.04*[.B39]))-8273" office:value-type="float" office:value="29222.9500535789">
            <text:p>29222,95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">
            <text:p>39</text:p>
          </table:table-cell>
          <table:table-cell table:style-name="ce2" table:formula="of:=(50000+750*[.B40])/(1+5*EXP(-0.04*[.B40]))-8273" office:value-type="float" office:value="30372.7108090873">
            <text:p>30372,7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">
            <text:p>40</text:p>
          </table:table-cell>
          <table:table-cell table:style-name="ce2" table:formula="of:=(50000+750*[.B41])/(1+5*EXP(-0.04*[.B41]))-8273" office:value-type="float" office:value="31538.2431524295">
            <text:p>31538,24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">
            <text:p>41</text:p>
          </table:table-cell>
          <table:table-cell table:style-name="ce2" table:formula="of:=(50000+750*[.B42])/(1+5*EXP(-0.04*[.B42]))-8273" office:value-type="float" office:value="32718.9241241052">
            <text:p>32718,9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">
            <text:p>42</text:p>
          </table:table-cell>
          <table:table-cell table:style-name="ce2" table:formula="of:=(50000+750*[.B43])/(1+5*EXP(-0.04*[.B43]))-8273" office:value-type="float" office:value="33914.1063032915">
            <text:p>33914,1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">
            <text:p>43</text:p>
          </table:table-cell>
          <table:table-cell table:style-name="ce2" table:formula="of:=(50000+750*[.B44])/(1+5*EXP(-0.04*[.B44]))-8273" office:value-type="float" office:value="35123.1198873418">
            <text:p>35123,120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">
            <text:p>44</text:p>
          </table:table-cell>
          <table:table-cell table:style-name="ce2" table:formula="of:=(50000+750*[.B45])/(1+5*EXP(-0.04*[.B45]))-8273" office:value-type="float" office:value="36345.2748752989">
            <text:p>36345,2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">
            <text:p>45</text:p>
          </table:table-cell>
          <table:table-cell table:style-name="ce2" table:formula="of:=(50000+750*[.B46])/(1+5*EXP(-0.04*[.B46]))-8273" office:value-type="float" office:value="37579.863340333">
            <text:p>37579,86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">
            <text:p>46</text:p>
          </table:table-cell>
          <table:table-cell table:style-name="ce2" table:formula="of:=(50000+750*[.B47])/(1+5*EXP(-0.04*[.B47]))-8273" office:value-type="float" office:value="38826.1617752816">
            <text:p>38826,16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">
            <text:p>47</text:p>
          </table:table-cell>
          <table:table-cell table:style-name="ce2" table:formula="of:=(50000+750*[.B48])/(1+5*EXP(-0.04*[.B48]))-8273" office:value-type="float" office:value="40083.4334949212">
            <text:p>40083,43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">
            <text:p>48</text:p>
          </table:table-cell>
          <table:table-cell table:style-name="ce2" table:formula="of:=(50000+750*[.B49])/(1+5*EXP(-0.04*[.B49]))-8273" office:value-type="float" office:value="41350.9310782555">
            <text:p>41350,931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">
            <text:p>49</text:p>
          </table:table-cell>
          <table:table-cell table:style-name="ce2" table:formula="of:=(50000+750*[.B50])/(1+5*EXP(-0.04*[.B50]))-8273" office:value-type="float" office:value="42627.898833944">
            <text:p>42627,899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">
            <text:p>50</text:p>
          </table:table-cell>
          <table:table-cell table:style-name="ce2" table:formula="of:=(50000+750*[.B51])/(1+5*EXP(-0.04*[.B51]))-8273" office:value-type="float" office:value="43913.5752720449">
            <text:p>43913,5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1">
            <text:p>51</text:p>
          </table:table-cell>
          <table:table-cell table:style-name="ce2" table:formula="of:=(50000+750*[.B52])/(1+5*EXP(-0.04*[.B52]))-8273" office:value-type="float" office:value="45207.1955654755">
            <text:p>45207,196</text:p>
          </table:table-cell>
          <table:table-cell table:number-columns-repeated="4"/>
        </table:table-row>
        <table:table-row table:style-name="ro1">
          <table:table-cell/>
          <table:table-cell office:value-type="float" office:value="52">
            <text:p>52</text:p>
          </table:table-cell>
          <table:table-cell table:style-name="ce2" table:formula="of:=(50000+750*[.B53])/(1+5*EXP(-0.04*[.B53]))-8273" office:value-type="float" office:value="46507.9939850144">
            <text:p>46507,99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3">
            <text:p>53</text:p>
          </table:table-cell>
          <table:table-cell table:style-name="ce2" table:formula="of:=(50000+750*[.B54])/(1+5*EXP(-0.04*[.B54]))-8273" office:value-type="float" office:value="47815.2062922647">
            <text:p>47815,2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54">
            <text:p>54</text:p>
          </table:table-cell>
          <table:table-cell table:style-name="ce2" table:formula="of:=(50000+750*[.B55])/(1+5*EXP(-0.04*[.B55]))-8273" office:value-type="float" office:value="49128.0720757487">
            <text:p>49128,072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">
            <text:p>55</text:p>
          </table:table-cell>
          <table:table-cell table:style-name="ce2" table:formula="of:=(50000+750*[.B56])/(1+5*EXP(-0.04*[.B56]))-8273" office:value-type="float" office:value="50445.8370162062">
            <text:p>50445,837</text:p>
          </table:table-cell>
          <table:table-cell table:number-columns-repeated="4"/>
        </table:table-row>
        <table:table-row table:style-name="ro1">
          <table:table-cell/>
          <table:table-cell office:value-type="float" office:value="56">
            <text:p>56</text:p>
          </table:table-cell>
          <table:table-cell table:style-name="ce2" table:formula="of:=(50000+750*[.B57])/(1+5*EXP(-0.04*[.B57]))-8273" office:value-type="float" office:value="51767.7550681947">
            <text:p>51767,75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7">
            <text:p>57</text:p>
          </table:table-cell>
          <table:table-cell table:style-name="ce2" table:formula="of:=(50000+750*[.B58])/(1+5*EXP(-0.04*[.B58]))-8273" office:value-type="float" office:value="53093.0905462268">
            <text:p>53093,091</text:p>
          </table:table-cell>
          <table:table-cell table:number-columns-repeated="4"/>
        </table:table-row>
        <table:table-row table:style-name="ro1">
          <table:table-cell/>
          <table:table-cell office:value-type="float" office:value="58">
            <text:p>58</text:p>
          </table:table-cell>
          <table:table-cell table:style-name="ce2" table:formula="of:=(50000+750*[.B59])/(1+5*EXP(-0.04*[.B59]))-8273" office:value-type="float" office:value="54421.1201049033">
            <text:p>54421,120</text:p>
          </table:table-cell>
          <table:table-cell table:number-columns-repeated="4"/>
        </table:table-row>
        <table:table-row table:style-name="ro1">
          <table:table-cell/>
          <table:table-cell office:value-type="float" office:value="59">
            <text:p>59</text:p>
          </table:table-cell>
          <table:table-cell table:style-name="ce2" table:formula="of:=(50000+750*[.B60])/(1+5*EXP(-0.04*[.B60]))-8273" office:value-type="float" office:value="55751.1346037969">
            <text:p>55751,13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0">
            <text:p>60</text:p>
          </table:table-cell>
          <table:table-cell table:style-name="ce2" table:formula="of:=(50000+750*[.B61])/(1+5*EXP(-0.04*[.B61]))-8273" office:value-type="float" office:value="57082.440849177">
            <text:p>57082,441</text:p>
          </table:table-cell>
          <table:table-cell table:number-columns-repeated="4"/>
        </table:table-row>
        <table:table-row table:style-name="ro1">
          <table:table-cell/>
          <table:table-cell office:value-type="float" office:value="61">
            <text:p>61</text:p>
          </table:table-cell>
          <table:table-cell table:style-name="ce2" table:formula="of:=(50000+750*[.B62])/(1+5*EXP(-0.04*[.B62]))-8273" office:value-type="float" office:value="58414.363206037">
            <text:p>58414,363</text:p>
          </table:table-cell>
          <table:table-cell table:number-columns-repeated="4"/>
        </table:table-row>
        <table:table-row table:style-name="ro1">
          <table:table-cell/>
          <table:table-cell office:value-type="float" office:value="62">
            <text:p>62</text:p>
          </table:table-cell>
          <table:table-cell table:style-name="ce2" table:formula="of:=(50000+750*[.B63])/(1+5*EXP(-0.04*[.B63]))-8273" office:value-type="float" office:value="59746.2450752587">
            <text:p>59746,24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3">
            <text:p>63</text:p>
          </table:table-cell>
          <table:table-cell table:style-name="ce2" table:formula="of:=(50000+750*[.B64])/(1+5*EXP(-0.04*[.B64]))-8273" office:value-type="float" office:value="61077.4502321079">
            <text:p>61077,450</text:p>
          </table:table-cell>
          <table:table-cell table:number-columns-repeated="4"/>
        </table:table-row>
        <table:table-row table:style-name="ro1">
          <table:table-cell/>
          <table:table-cell office:value-type="float" office:value="64">
            <text:p>64</text:p>
          </table:table-cell>
          <table:table-cell table:style-name="ce2" table:formula="of:=(50000+750*[.B65])/(1+5*EXP(-0.04*[.B65]))-8273" office:value-type="float" office:value="62407.3640235916">
            <text:p>62407,3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65">
            <text:p>65</text:p>
          </table:table-cell>
          <table:table-cell table:style-name="ce2" table:formula="of:=(50000+750*[.B66])/(1+5*EXP(-0.04*[.B66]))-8273" office:value-type="float" office:value="63735.3944234912">
            <text:p>63735,394</text:p>
          </table:table-cell>
          <table:table-cell table:number-columns-repeated="4"/>
        </table:table-row>
        <table:table-row table:style-name="ro1">
          <table:table-cell/>
          <table:table-cell office:value-type="float" office:value="66">
            <text:p>66</text:p>
          </table:table-cell>
          <table:table-cell table:style-name="ce2" table:formula="of:=(50000+750*[.B67])/(1+5*EXP(-0.04*[.B67]))-8273" office:value-type="float" office:value="65060.9729451147">
            <text:p>65060,973</text:p>
          </table:table-cell>
          <table:table-cell table:number-columns-repeated="4"/>
        </table:table-row>
        <table:table-row table:style-name="ro1">
          <table:table-cell/>
          <table:table-cell office:value-type="float" office:value="67">
            <text:p>67</text:p>
          </table:table-cell>
          <table:table-cell table:style-name="ce2" table:formula="of:=(50000+750*[.B68])/(1+5*EXP(-0.04*[.B68]))-8273" office:value-type="float" office:value="66383.5554129668">
            <text:p>66383,55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8">
            <text:p>68</text:p>
          </table:table-cell>
          <table:table-cell table:style-name="ce2" table:formula="of:=(50000+750*[.B69])/(1+5*EXP(-0.04*[.B69]))-8273" office:value-type="float" office:value="67702.6225956067">
            <text:p>67702,623</text:p>
          </table:table-cell>
          <table:table-cell table:number-columns-repeated="4"/>
        </table:table-row>
        <table:table-row table:style-name="ro1">
          <table:table-cell/>
          <table:table-cell office:value-type="float" office:value="69">
            <text:p>69</text:p>
          </table:table-cell>
          <table:table-cell table:style-name="ce2" table:formula="of:=(50000+750*[.B70])/(1+5*EXP(-0.04*[.B70]))-8273" office:value-type="float" office:value="69017.6807029498">
            <text:p>69017,681</text:p>
          </table:table-cell>
          <table:table-cell table:number-columns-repeated="4"/>
        </table:table-row>
        <table:table-row table:style-name="ro1">
          <table:table-cell/>
          <table:table-cell office:value-type="float" office:value="70">
            <text:p>70</text:p>
          </table:table-cell>
          <table:table-cell table:style-name="ce2" table:formula="of:=(50000+750*[.B71])/(1+5*EXP(-0.04*[.B71]))-8273" office:value-type="float" office:value="70328.2617521524">
            <text:p>70328,262</text:p>
          </table:table-cell>
          <table:table-cell table:number-columns-repeated="4"/>
        </table:table-row>
        <table:table-row table:style-name="ro1">
          <table:table-cell/>
          <table:table-cell office:value-type="float" office:value="71">
            <text:p>71</text:p>
          </table:table-cell>
          <table:table-cell table:style-name="ce2" table:formula="of:=(50000+750*[.B72])/(1+5*EXP(-0.04*[.B72]))-8273" office:value-type="float" office:value="71633.9238070054">
            <text:p>71633,9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72">
            <text:p>72</text:p>
          </table:table-cell>
          <table:table-cell table:style-name="ce2" table:formula="of:=(50000+750*[.B73])/(1+5*EXP(-0.04*[.B73]))-8273" office:value-type="float" office:value="72934.2510964454">
            <text:p>72934,251</text:p>
          </table:table-cell>
          <table:table-cell table:number-columns-repeated="4"/>
        </table:table-row>
        <table:table-row table:style-name="ro1">
          <table:table-cell/>
          <table:table-cell office:value-type="float" office:value="73">
            <text:p>73</text:p>
          </table:table-cell>
          <table:table-cell table:style-name="ce2" table:formula="of:=(50000+750*[.B74])/(1+5*EXP(-0.04*[.B74]))-8273" office:value-type="float" office:value="74228.8540183685">
            <text:p>74228,854</text:p>
          </table:table-cell>
          <table:table-cell table:number-columns-repeated="4"/>
        </table:table-row>
        <table:table-row table:style-name="ro1">
          <table:table-cell/>
          <table:table-cell office:value-type="float" office:value="74">
            <text:p>74</text:p>
          </table:table-cell>
          <table:table-cell table:style-name="ce2" table:formula="of:=(50000+750*[.B75])/(1+5*EXP(-0.04*[.B75]))-8273" office:value-type="float" office:value="75517.3690354098">
            <text:p>75517,369</text:p>
          </table:table-cell>
          <table:table-cell table:number-columns-repeated="4"/>
        </table:table-row>
        <table:table-row table:style-name="ro1">
          <table:table-cell/>
          <table:table-cell office:value-type="float" office:value="75">
            <text:p>75</text:p>
          </table:table-cell>
          <table:table-cell table:style-name="ce2" table:formula="of:=(50000+750*[.B76])/(1+5*EXP(-0.04*[.B76]))-8273" office:value-type="float" office:value="76799.4584697272">
            <text:p>76799,458</text:p>
          </table:table-cell>
          <table:table-cell table:number-columns-repeated="4"/>
        </table:table-row>
        <table:table-row table:style-name="ro1">
          <table:table-cell/>
          <table:table-cell office:value-type="float" office:value="76">
            <text:p>76</text:p>
          </table:table-cell>
          <table:table-cell table:style-name="ce2" table:formula="of:=(50000+750*[.B77])/(1+5*EXP(-0.04*[.B77]))-8273" office:value-type="float" office:value="78074.8102041035">
            <text:p>78074,810</text:p>
          </table:table-cell>
          <table:table-cell table:number-columns-repeated="4"/>
        </table:table-row>
        <table:table-row table:style-name="ro1">
          <table:table-cell/>
          <table:table-cell office:value-type="float" office:value="77">
            <text:p>77</text:p>
          </table:table-cell>
          <table:table-cell table:style-name="ce2" table:formula="of:=(50000+750*[.B78])/(1+5*EXP(-0.04*[.B78]))-8273" office:value-type="float" office:value="79343.1372968751">
            <text:p>79343,137</text:p>
          </table:table-cell>
          <table:table-cell table:number-columns-repeated="4"/>
        </table:table-row>
        <table:table-row table:style-name="ro1">
          <table:table-cell/>
          <table:table-cell office:value-type="float" office:value="78">
            <text:p>78</text:p>
          </table:table-cell>
          <table:table-cell table:style-name="ce2" table:formula="of:=(50000+750*[.B79])/(1+5*EXP(-0.04*[.B79]))-8273" office:value-type="float" office:value="80604.1775182897">
            <text:p>80604,178</text:p>
          </table:table-cell>
          <table:table-cell table:number-columns-repeated="4"/>
        </table:table-row>
        <table:table-row table:style-name="ro1">
          <table:table-cell/>
          <table:table-cell office:value-type="float" office:value="79">
            <text:p>79</text:p>
          </table:table-cell>
          <table:table-cell table:style-name="ce2" table:formula="of:=(50000+750*[.B80])/(1+5*EXP(-0.04*[.B80]))-8273" office:value-type="float" office:value="81857.6928159228">
            <text:p>81857,693</text:p>
          </table:table-cell>
          <table:table-cell table:number-columns-repeated="4"/>
        </table:table-row>
        <table:table-row table:style-name="ro1">
          <table:table-cell/>
          <table:table-cell office:value-type="float" office:value="80">
            <text:p>80</text:p>
          </table:table-cell>
          <table:table-cell table:style-name="ce2" table:formula="of:=(50000+750*[.B81])/(1+5*EXP(-0.04*[.B81]))-8273" office:value-type="float" office:value="83103.4687167294">
            <text:p>83103,469</text:p>
          </table:table-cell>
          <table:table-cell table:number-columns-repeated="4"/>
        </table:table-row>
        <table:table-row table:style-name="ro1">
          <table:table-cell/>
          <table:table-cell office:value-type="float" office:value="81">
            <text:p>81</text:p>
          </table:table-cell>
          <table:table-cell table:style-name="ce2" table:formula="of:=(50000+750*[.B82])/(1+5*EXP(-0.04*[.B82]))-8273" office:value-type="float" office:value="84341.3136731921">
            <text:p>84341,3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82">
            <text:p>82</text:p>
          </table:table-cell>
          <table:table-cell table:style-name="ce2" table:formula="of:=(50000+750*[.B83])/(1+5*EXP(-0.04*[.B83]))-8273" office:value-type="float" office:value="85571.0583608513">
            <text:p>85571,058</text:p>
          </table:table-cell>
          <table:table-cell table:number-columns-repeated="4"/>
        </table:table-row>
        <table:table-row table:style-name="ro1">
          <table:table-cell/>
          <table:table-cell office:value-type="float" office:value="83">
            <text:p>83</text:p>
          </table:table-cell>
          <table:table-cell table:style-name="ce2" table:formula="of:=(50000+750*[.B84])/(1+5*EXP(-0.04*[.B84]))-8273" office:value-type="float" office:value="86792.5549342797">
            <text:p>86792,555</text:p>
          </table:table-cell>
          <table:table-cell table:number-columns-repeated="4"/>
        </table:table-row>
        <table:table-row table:style-name="ro1">
          <table:table-cell/>
          <table:table-cell office:value-type="float" office:value="84">
            <text:p>84</text:p>
          </table:table-cell>
          <table:table-cell table:style-name="ce2" table:formula="of:=(50000+750*[.B85])/(1+5*EXP(-0.04*[.B85]))-8273" office:value-type="float" office:value="88005.6762482943">
            <text:p>88005,6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85">
            <text:p>85</text:p>
          </table:table-cell>
          <table:table-cell table:style-name="ce2" table:formula="of:=(50000+750*[.B86])/(1+5*EXP(-0.04*[.B86]))-8273" office:value-type="float" office:value="89210.3150508948">
            <text:p>89210,3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86">
            <text:p>86</text:p>
          </table:table-cell>
          <table:table-cell table:style-name="ce2" table:formula="of:=(50000+750*[.B87])/(1+5*EXP(-0.04*[.B87]))-8273" office:value-type="float" office:value="90406.3831540844">
            <text:p>90406,383</text:p>
          </table:table-cell>
          <table:table-cell table:number-columns-repeated="4"/>
        </table:table-row>
        <table:table-row table:style-name="ro1">
          <table:table-cell/>
          <table:table-cell office:value-type="float" office:value="87">
            <text:p>87</text:p>
          </table:table-cell>
          <table:table-cell table:style-name="ce2" table:formula="of:=(50000+750*[.B88])/(1+5*EXP(-0.04*[.B88]))-8273" office:value-type="float" office:value="91593.8105883708">
            <text:p>91593,8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88">
            <text:p>88</text:p>
          </table:table-cell>
          <table:table-cell table:style-name="ce2" table:formula="of:=(50000+750*[.B89])/(1+5*EXP(-0.04*[.B89]))-8273" office:value-type="float" office:value="92772.5447463765">
            <text:p>92772,545</text:p>
          </table:table-cell>
          <table:table-cell table:number-columns-repeated="4"/>
        </table:table-row>
        <table:table-row table:style-name="ro1">
          <table:table-cell/>
          <table:table-cell office:value-type="float" office:value="89">
            <text:p>89</text:p>
          </table:table-cell>
          <table:table-cell table:style-name="ce2" table:formula="of:=(50000+750*[.B90])/(1+5*EXP(-0.04*[.B90]))-8273" office:value-type="float" office:value="93942.5495205983">
            <text:p>93942,550</text:p>
          </table:table-cell>
          <table:table-cell table:number-columns-repeated="4"/>
        </table:table-row>
        <table:table-row table:style-name="ro1">
          <table:table-cell/>
          <table:table-cell office:value-type="float" office:value="90">
            <text:p>90</text:p>
          </table:table-cell>
          <table:table-cell table:style-name="ce2" table:formula="of:=(50000+750*[.B91])/(1+5*EXP(-0.04*[.B91]))-8273" office:value-type="float" office:value="95103.804439971">
            <text:p>95103,8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91">
            <text:p>91</text:p>
          </table:table-cell>
          <table:table-cell table:style-name="ce2" table:formula="of:=(50000+750*[.B92])/(1+5*EXP(-0.04*[.B92]))-8273" office:value-type="float" office:value="96256.3038094961">
            <text:p>96256,3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92">
            <text:p>92</text:p>
          </table:table-cell>
          <table:table-cell table:style-name="ce2" table:formula="of:=(50000+750*[.B93])/(1+5*EXP(-0.04*[.B93]))-8273" office:value-type="float" office:value="97400.0558568106">
            <text:p>97400,056</text:p>
          </table:table-cell>
          <table:table-cell table:number-columns-repeated="4"/>
        </table:table-row>
        <table:table-row table:style-name="ro1">
          <table:table-cell/>
          <table:table-cell office:value-type="float" office:value="93">
            <text:p>93</text:p>
          </table:table-cell>
          <table:table-cell table:style-name="ce2" table:formula="of:=(50000+750*[.B94])/(1+5*EXP(-0.04*[.B94]))-8273" office:value-type="float" office:value="98535.0818891875">
            <text:p>98535,082</text:p>
          </table:table-cell>
          <table:table-cell table:number-columns-repeated="4"/>
        </table:table-row>
        <table:table-row table:style-name="ro1">
          <table:table-cell/>
          <table:table-cell office:value-type="float" office:value="94">
            <text:p>94</text:p>
          </table:table-cell>
          <table:table-cell table:style-name="ce2" table:formula="of:=(50000+750*[.B95])/(1+5*EXP(-0.04*[.B95]))-8273" office:value-type="float" office:value="99661.4154640894">
            <text:p>99661,4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95">
            <text:p>95</text:p>
          </table:table-cell>
          <table:table-cell table:style-name="ce2" table:formula="of:=(50000+750*[.B96])/(1+5*EXP(-0.04*[.B96]))-8273" office:value-type="float" office:value="100779.101576036">
            <text:p>100779,1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96">
            <text:p>96</text:p>
          </table:table-cell>
          <table:table-cell table:style-name="ce2" table:formula="of:=(50000+750*[.B97])/(1+5*EXP(-0.04*[.B97]))-8273" office:value-type="float" office:value="101888.195862198">
            <text:p>101888,196</text:p>
          </table:table-cell>
          <table:table-cell table:number-columns-repeated="4"/>
        </table:table-row>
        <table:table-row table:style-name="ro1">
          <table:table-cell/>
          <table:table-cell office:value-type="float" office:value="97">
            <text:p>97</text:p>
          </table:table-cell>
          <table:table-cell table:style-name="ce2" table:formula="of:=(50000+750*[.B98])/(1+5*EXP(-0.04*[.B98]))-8273" office:value-type="float" office:value="102988.763828811">
            <text:p>102988,7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98">
            <text:p>98</text:p>
          </table:table-cell>
          <table:table-cell table:style-name="ce2" table:formula="of:=(50000+750*[.B99])/(1+5*EXP(-0.04*[.B99]))-8273" office:value-type="float" office:value="104080.880100174">
            <text:p>104080,880</text:p>
          </table:table-cell>
          <table:table-cell table:number-columns-repeated="4"/>
        </table:table-row>
        <table:table-row table:style-name="ro1">
          <table:table-cell/>
          <table:table-cell office:value-type="float" office:value="99">
            <text:p>99</text:p>
          </table:table-cell>
          <table:table-cell table:style-name="ce2" table:formula="of:=(50000+750*[.B100])/(1+5*EXP(-0.04*[.B100]))-8273" office:value-type="float" office:value="105164.627691718">
            <text:p>105164,62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0">
            <text:p>100</text:p>
          </table:table-cell>
          <table:table-cell table:style-name="ce2" table:formula="of:=(50000+750*[.B101])/(1+5*EXP(-0.04*[.B101]))-8273" office:value-type="float" office:value="106240.097308349">
            <text:p>106240,09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1">
            <text:p>101</text:p>
          </table:table-cell>
          <table:table-cell table:style-name="ce2" table:formula="of:=(50000+750*[.B102])/(1+5*EXP(-0.04*[.B102]))-8273" office:value-type="float" office:value="107307.386669024">
            <text:p>107307,38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2">
            <text:p>102</text:p>
          </table:table-cell>
          <table:table-cell table:style-name="ce2" table:formula="of:=(50000+750*[.B103])/(1+5*EXP(-0.04*[.B103]))-8273" office:value-type="float" office:value="108366.599858256">
            <text:p>108366,6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3">
            <text:p>103</text:p>
          </table:table-cell>
          <table:table-cell table:style-name="ce2" table:formula="of:=(50000+750*[.B104])/(1+5*EXP(-0.04*[.B104]))-8273" office:value-type="float" office:value="109417.846705071">
            <text:p>109417,84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4">
            <text:p>104</text:p>
          </table:table-cell>
          <table:table-cell table:style-name="ce2" table:formula="of:=(50000+750*[.B105])/(1+5*EXP(-0.04*[.B105]))-8273" office:value-type="float" office:value="110461.242189695">
            <text:p>110461,24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5">
            <text:p>105</text:p>
          </table:table-cell>
          <table:table-cell table:style-name="ce2" table:formula="of:=(50000+750*[.B106])/(1+5*EXP(-0.04*[.B106]))-8273" office:value-type="float" office:value="111496.905878117">
            <text:p>111496,9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6">
            <text:p>106</text:p>
          </table:table-cell>
          <table:table-cell table:style-name="ce2" table:formula="of:=(50000+750*[.B107])/(1+5*EXP(-0.04*[.B107]))-8273" office:value-type="float" office:value="112524.961384463">
            <text:p>112524,96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7">
            <text:p>107</text:p>
          </table:table-cell>
          <table:table-cell table:style-name="ce2" table:formula="of:=(50000+750*[.B108])/(1+5*EXP(-0.04*[.B108]))-8273" office:value-type="float" office:value="113545.53586103">
            <text:p>113545,53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8">
            <text:p>108</text:p>
          </table:table-cell>
          <table:table-cell table:style-name="ce2" table:formula="of:=(50000+750*[.B109])/(1+5*EXP(-0.04*[.B109]))-8273" office:value-type="float" office:value="114558.759515642">
            <text:p>114558,76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9">
            <text:p>109</text:p>
          </table:table-cell>
          <table:table-cell table:style-name="ce2" table:formula="of:=(50000+750*[.B110])/(1+5*EXP(-0.04*[.B110]))-8273" office:value-type="float" office:value="115564.765155927">
            <text:p>115564,76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0">
            <text:p>110</text:p>
          </table:table-cell>
          <table:table-cell table:style-name="ce2" table:formula="of:=(50000+750*[.B111])/(1+5*EXP(-0.04*[.B111]))-8273" office:value-type="float" office:value="116563.687759987">
            <text:p>116563,68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1">
            <text:p>111</text:p>
          </table:table-cell>
          <table:table-cell table:style-name="ce2" table:formula="of:=(50000+750*[.B112])/(1+5*EXP(-0.04*[.B112]))-8273" office:value-type="float" office:value="117555.66407287">
            <text:p>117555,6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2">
            <text:p>112</text:p>
          </table:table-cell>
          <table:table-cell table:style-name="ce2" table:formula="of:=(50000+750*[.B113])/(1+5*EXP(-0.04*[.B113]))-8273" office:value-type="float" office:value="118540.832228158">
            <text:p>118540,83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3">
            <text:p>113</text:p>
          </table:table-cell>
          <table:table-cell table:style-name="ce2" table:formula="of:=(50000+750*[.B114])/(1+5*EXP(-0.04*[.B114]))-8273" office:value-type="float" office:value="119519.331393957">
            <text:p>119519,33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4">
            <text:p>114</text:p>
          </table:table-cell>
          <table:table-cell table:style-name="ce2" table:formula="of:=(50000+750*[.B115])/(1+5*EXP(-0.04*[.B115]))-8273" office:value-type="float" office:value="120491.301442497">
            <text:p>120491,3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5">
            <text:p>115</text:p>
          </table:table-cell>
          <table:table-cell table:style-name="ce2" table:formula="of:=(50000+750*[.B116])/(1+5*EXP(-0.04*[.B116]))-8273" office:value-type="float" office:value="121456.882642533">
            <text:p>121456,88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6">
            <text:p>116</text:p>
          </table:table-cell>
          <table:table-cell table:style-name="ce2" table:formula="of:=(50000+750*[.B117])/(1+5*EXP(-0.04*[.B117]))-8273" office:value-type="float" office:value="122416.215373703">
            <text:p>122416,2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7">
            <text:p>117</text:p>
          </table:table-cell>
          <table:table-cell table:style-name="ce2" table:formula="of:=(50000+750*[.B118])/(1+5*EXP(-0.04*[.B118]))-8273" office:value-type="float" office:value="123369.439861969">
            <text:p>123369,44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8">
            <text:p>118</text:p>
          </table:table-cell>
          <table:table-cell table:style-name="ce2" table:formula="of:=(50000+750*[.B119])/(1+5*EXP(-0.04*[.B119]))-8273" office:value-type="float" office:value="124316.695935269">
            <text:p>124316,69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9">
            <text:p>119</text:p>
          </table:table-cell>
          <table:table-cell table:style-name="ce2" table:formula="of:=(50000+750*[.B120])/(1+5*EXP(-0.04*[.B120]))-8273" office:value-type="float" office:value="125258.122798494">
            <text:p>125258,12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0">
            <text:p>120</text:p>
          </table:table-cell>
          <table:table-cell table:style-name="ce2" table:formula="of:=(50000+750*[.B121])/(1+5*EXP(-0.04*[.B121]))-8273" office:value-type="float" office:value="126193.858826892">
            <text:p>126193,85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1">
            <text:p>121</text:p>
          </table:table-cell>
          <table:table-cell table:style-name="ce2" table:formula="of:=(50000+750*[.B122])/(1+5*EXP(-0.04*[.B122]))-8273" office:value-type="float" office:value="127124.04137703">
            <text:p>127124,04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2">
            <text:p>122</text:p>
          </table:table-cell>
          <table:table-cell table:style-name="ce2" table:formula="of:=(50000+750*[.B123])/(1+5*EXP(-0.04*[.B123]))-8273" office:value-type="float" office:value="128048.806614427">
            <text:p>128048,8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3">
            <text:p>123</text:p>
          </table:table-cell>
          <table:table-cell table:style-name="ce2" table:formula="of:=(50000+750*[.B124])/(1+5*EXP(-0.04*[.B124]))-8273" office:value-type="float" office:value="128968.289357006">
            <text:p>128968,28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4">
            <text:p>124</text:p>
          </table:table-cell>
          <table:table-cell table:style-name="ce2" table:formula="of:=(50000+750*[.B125])/(1+5*EXP(-0.04*[.B125]))-8273" office:value-type="float" office:value="129882.622933507">
            <text:p>129882,62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5">
            <text:p>125</text:p>
          </table:table-cell>
          <table:table-cell table:style-name="ce2" table:formula="of:=(50000+750*[.B126])/(1+5*EXP(-0.04*[.B126]))-8273" office:value-type="float" office:value="130791.939056047">
            <text:p>130791,93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6">
            <text:p>126</text:p>
          </table:table-cell>
          <table:table-cell table:style-name="ce2" table:formula="of:=(50000+750*[.B127])/(1+5*EXP(-0.04*[.B127]))-8273" office:value-type="float" office:value="131696.367706006">
            <text:p>131696,36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7">
            <text:p>127</text:p>
          </table:table-cell>
          <table:table-cell table:style-name="ce2" table:formula="of:=(50000+750*[.B128])/(1+5*EXP(-0.04*[.B128]))-8273" office:value-type="float" office:value="132596.037032473">
            <text:p>132596,03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8">
            <text:p>128</text:p>
          </table:table-cell>
          <table:table-cell table:style-name="ce2" table:formula="of:=(50000+750*[.B129])/(1+5*EXP(-0.04*[.B129]))-8273" office:value-type="float" office:value="133491.073262471">
            <text:p>133491,07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9">
            <text:p>129</text:p>
          </table:table-cell>
          <table:table-cell table:style-name="ce2" table:formula="of:=(50000+750*[.B130])/(1+5*EXP(-0.04*[.B130]))-8273" office:value-type="float" office:value="134381.60062225">
            <text:p>134381,6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0">
            <text:p>130</text:p>
          </table:table-cell>
          <table:table-cell table:style-name="ce2" table:formula="of:=(50000+750*[.B131])/(1+5*EXP(-0.04*[.B131]))-8273" office:value-type="float" office:value="135267.741268931">
            <text:p>135267,74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1">
            <text:p>131</text:p>
          </table:table-cell>
          <table:table-cell table:style-name="ce2" table:formula="of:=(50000+750*[.B132])/(1+5*EXP(-0.04*[.B132]))-8273" office:value-type="float" office:value="136149.615231816">
            <text:p>136149,6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2">
            <text:p>132</text:p>
          </table:table-cell>
          <table:table-cell table:style-name="ce2" table:formula="of:=(50000+750*[.B133])/(1+5*EXP(-0.04*[.B133]))-8273" office:value-type="float" office:value="137027.340362736">
            <text:p>137027,34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3">
            <text:p>133</text:p>
          </table:table-cell>
          <table:table-cell table:style-name="ce2" table:formula="of:=(50000+750*[.B134])/(1+5*EXP(-0.04*[.B134]))-8273" office:value-type="float" office:value="137901.032294782">
            <text:p>137901,03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4">
            <text:p>134</text:p>
          </table:table-cell>
          <table:table-cell table:style-name="ce2" table:formula="of:=(50000+750*[.B135])/(1+5*EXP(-0.04*[.B135]))-8273" office:value-type="float" office:value="138770.804408861">
            <text:p>138770,8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5">
            <text:p>135</text:p>
          </table:table-cell>
          <table:table-cell table:style-name="ce2" table:formula="of:=(50000+750*[.B136])/(1+5*EXP(-0.04*[.B136]))-8273" office:value-type="float" office:value="139636.767807473">
            <text:p>139636,76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6">
            <text:p>136</text:p>
          </table:table-cell>
          <table:table-cell table:style-name="ce2" table:formula="of:=(50000+750*[.B137])/(1+5*EXP(-0.04*[.B137]))-8273" office:value-type="float" office:value="140499.031295203">
            <text:p>140499,03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7">
            <text:p>137</text:p>
          </table:table-cell>
          <table:table-cell table:style-name="ce2" table:formula="of:=(50000+750*[.B138])/(1+5*EXP(-0.04*[.B138]))-8273" office:value-type="float" office:value="141357.701365395">
            <text:p>141357,7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8">
            <text:p>138</text:p>
          </table:table-cell>
          <table:table-cell table:style-name="ce2" table:formula="of:=(50000+750*[.B139])/(1+5*EXP(-0.04*[.B139]))-8273" office:value-type="float" office:value="142212.882192527">
            <text:p>142212,88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9">
            <text:p>139</text:p>
          </table:table-cell>
          <table:table-cell table:style-name="ce2" table:formula="of:=(50000+750*[.B140])/(1+5*EXP(-0.04*[.B140]))-8273" office:value-type="float" office:value="143064.675629833">
            <text:p>143064,6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0">
            <text:p>140</text:p>
          </table:table-cell>
          <table:table-cell table:style-name="ce2" table:formula="of:=(50000+750*[.B141])/(1+5*EXP(-0.04*[.B141]))-8273" office:value-type="float" office:value="143913.181211735">
            <text:p>143913,18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1">
            <text:p>141</text:p>
          </table:table-cell>
          <table:table-cell table:style-name="ce2" table:formula="of:=(50000+750*[.B142])/(1+5*EXP(-0.04*[.B142]))-8273" office:value-type="float" office:value="144758.49616067">
            <text:p>144758,49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2">
            <text:p>142</text:p>
          </table:table-cell>
          <table:table-cell table:style-name="ce2" table:formula="of:=(50000+750*[.B143])/(1+5*EXP(-0.04*[.B143]))-8273" office:value-type="float" office:value="145600.715397934">
            <text:p>145600,7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3">
            <text:p>143</text:p>
          </table:table-cell>
          <table:table-cell table:style-name="ce2" table:formula="of:=(50000+750*[.B144])/(1+5*EXP(-0.04*[.B144]))-8273" office:value-type="float" office:value="146439.931558176">
            <text:p>146439,93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4">
            <text:p>144</text:p>
          </table:table-cell>
          <table:table-cell table:style-name="ce2" table:formula="of:=(50000+750*[.B145])/(1+5*EXP(-0.04*[.B145]))-8273" office:value-type="float" office:value="147276.235007198">
            <text:p>147276,23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5">
            <text:p>145</text:p>
          </table:table-cell>
          <table:table-cell table:style-name="ce2" table:formula="of:=(50000+750*[.B146])/(1+5*EXP(-0.04*[.B146]))-8273" office:value-type="float" office:value="148109.71386275">
            <text:p>148109,7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6">
            <text:p>146</text:p>
          </table:table-cell>
          <table:table-cell table:style-name="ce2" table:formula="of:=(50000+750*[.B147])/(1+5*EXP(-0.04*[.B147]))-8273" office:value-type="float" office:value="148940.454018006">
            <text:p>148940,45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7">
            <text:p>147</text:p>
          </table:table-cell>
          <table:table-cell table:style-name="ce2" table:formula="of:=(50000+750*[.B148])/(1+5*EXP(-0.04*[.B148]))-8273" office:value-type="float" office:value="149768.539167453">
            <text:p>149768,53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8">
            <text:p>148</text:p>
          </table:table-cell>
          <table:table-cell table:style-name="ce2" table:formula="of:=(50000+750*[.B149])/(1+5*EXP(-0.04*[.B149]))-8273" office:value-type="float" office:value="150594.05083493">
            <text:p>150594,05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9">
            <text:p>149</text:p>
          </table:table-cell>
          <table:table-cell table:style-name="ce2" table:formula="of:=(50000+750*[.B150])/(1+5*EXP(-0.04*[.B150]))-8273" office:value-type="float" office:value="151417.068403559">
            <text:p>151417,06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0">
            <text:p>150</text:p>
          </table:table-cell>
          <table:table-cell table:style-name="ce2" table:formula="of:=(50000+750*[.B151])/(1+5*EXP(-0.04*[.B151]))-8273" office:value-type="float" office:value="152237.669147364">
            <text:p>152237,66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1">
            <text:p>151</text:p>
          </table:table-cell>
          <table:table-cell table:style-name="ce2" table:formula="of:=(50000+750*[.B152])/(1+5*EXP(-0.04*[.B152]))-8273" office:value-type="float" office:value="153055.928264339">
            <text:p>153055,92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2">
            <text:p>152</text:p>
          </table:table-cell>
          <table:table-cell table:style-name="ce2" table:formula="of:=(50000+750*[.B153])/(1+5*EXP(-0.04*[.B153]))-8273" office:value-type="float" office:value="153871.918910792">
            <text:p>153871,91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3">
            <text:p>153</text:p>
          </table:table-cell>
          <table:table-cell table:style-name="ce2" table:formula="of:=(50000+750*[.B154])/(1+5*EXP(-0.04*[.B154]))-8273" office:value-type="float" office:value="154685.712236767">
            <text:p>154685,7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4">
            <text:p>154</text:p>
          </table:table-cell>
          <table:table-cell table:style-name="ce2" table:formula="of:=(50000+750*[.B155])/(1+5*EXP(-0.04*[.B155]))-8273" office:value-type="float" office:value="155497.377422383">
            <text:p>155497,37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5">
            <text:p>155</text:p>
          </table:table-cell>
          <table:table-cell table:style-name="ce2" table:formula="of:=(50000+750*[.B156])/(1+5*EXP(-0.04*[.B156]))-8273" office:value-type="float" office:value="156306.981714934">
            <text:p>156306,98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6">
            <text:p>156</text:p>
          </table:table-cell>
          <table:table-cell table:style-name="ce2" table:formula="of:=(50000+750*[.B157])/(1+5*EXP(-0.04*[.B157]))-8273" office:value-type="float" office:value="157114.590466593">
            <text:p>157114,59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7">
            <text:p>157</text:p>
          </table:table-cell>
          <table:table-cell table:style-name="ce2" table:formula="of:=(50000+750*[.B158])/(1+5*EXP(-0.04*[.B158]))-8273" office:value-type="float" office:value="157920.267172615">
            <text:p>157920,26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8">
            <text:p>158</text:p>
          </table:table-cell>
          <table:table-cell table:style-name="ce2" table:formula="of:=(50000+750*[.B159])/(1+5*EXP(-0.04*[.B159]))-8273" office:value-type="float" office:value="158724.073509882">
            <text:p>158724,07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9">
            <text:p>159</text:p>
          </table:table-cell>
          <table:table-cell table:style-name="ce2" table:formula="of:=(50000+750*[.B160])/(1+5*EXP(-0.04*[.B160]))-8273" office:value-type="float" office:value="159526.069375705">
            <text:p>159526,06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0">
            <text:p>160</text:p>
          </table:table-cell>
          <table:table-cell table:style-name="ce2" table:formula="of:=(50000+750*[.B161])/(1+5*EXP(-0.04*[.B161]))-8273" office:value-type="float" office:value="160326.312926772">
            <text:p>160326,3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1">
            <text:p>161</text:p>
          </table:table-cell>
          <table:table-cell table:style-name="ce2" table:formula="of:=(50000+750*[.B162])/(1+5*EXP(-0.04*[.B162]))-8273" office:value-type="float" office:value="161124.860618139">
            <text:p>161124,86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2">
            <text:p>162</text:p>
          </table:table-cell>
          <table:table-cell table:style-name="ce2" table:formula="of:=(50000+750*[.B163])/(1+5*EXP(-0.04*[.B163]))-8273" office:value-type="float" office:value="161921.767242194">
            <text:p>161921,76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3">
            <text:p>163</text:p>
          </table:table-cell>
          <table:table-cell table:style-name="ce2" table:formula="of:=(50000+750*[.B164])/(1+5*EXP(-0.04*[.B164]))-8273" office:value-type="float" office:value="162717.085967504">
            <text:p>162717,08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4">
            <text:p>164</text:p>
          </table:table-cell>
          <table:table-cell table:style-name="ce2" table:formula="of:=(50000+750*[.B165])/(1+5*EXP(-0.04*[.B165]))-8273" office:value-type="float" office:value="163510.868377481">
            <text:p>163510,86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5">
            <text:p>165</text:p>
          </table:table-cell>
          <table:table-cell table:style-name="ce2" table:formula="of:=(50000+750*[.B166])/(1+5*EXP(-0.04*[.B166]))-8273" office:value-type="float" office:value="164303.164508798">
            <text:p>164303,16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6">
            <text:p>166</text:p>
          </table:table-cell>
          <table:table-cell table:style-name="ce2" table:formula="of:=(50000+750*[.B167])/(1+5*EXP(-0.04*[.B167]))-8273" office:value-type="float" office:value="165094.022889503">
            <text:p>165094,02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7">
            <text:p>167</text:p>
          </table:table-cell>
          <table:table-cell table:style-name="ce2" table:formula="of:=(50000+750*[.B168])/(1+5*EXP(-0.04*[.B168]))-8273" office:value-type="float" office:value="165883.490576775">
            <text:p>165883,49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8">
            <text:p>168</text:p>
          </table:table-cell>
          <table:table-cell table:style-name="ce2" table:formula="of:=(50000+750*[.B169])/(1+5*EXP(-0.04*[.B169]))-8273" office:value-type="float" office:value="166671.613194275">
            <text:p>166671,6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9">
            <text:p>169</text:p>
          </table:table-cell>
          <table:table-cell table:style-name="ce2" table:formula="of:=(50000+750*[.B170])/(1+5*EXP(-0.04*[.B170]))-8273" office:value-type="float" office:value="167458.434969059">
            <text:p>167458,43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0">
            <text:p>170</text:p>
          </table:table-cell>
          <table:table-cell table:style-name="ce2" table:formula="of:=(50000+750*[.B171])/(1+5*EXP(-0.04*[.B171]))-8273" office:value-type="float" office:value="168243.998768">
            <text:p>168243,99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1">
            <text:p>171</text:p>
          </table:table-cell>
          <table:table-cell table:style-name="ce2" table:formula="of:=(50000+750*[.B172])/(1+5*EXP(-0.04*[.B172]))-8273" office:value-type="float" office:value="169028.346133708">
            <text:p>169028,34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2">
            <text:p>172</text:p>
          </table:table-cell>
          <table:table-cell table:style-name="ce2" table:formula="of:=(50000+750*[.B173])/(1+5*EXP(-0.04*[.B173]))-8273" office:value-type="float" office:value="169811.517319899">
            <text:p>169811,51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3">
            <text:p>173</text:p>
          </table:table-cell>
          <table:table-cell table:style-name="ce2" table:formula="of:=(50000+750*[.B174])/(1+5*EXP(-0.04*[.B174]))-8273" office:value-type="float" office:value="170593.551326202">
            <text:p>170593,55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4">
            <text:p>174</text:p>
          </table:table-cell>
          <table:table-cell table:style-name="ce2" table:formula="of:=(50000+750*[.B175])/(1+5*EXP(-0.04*[.B175]))-8273" office:value-type="float" office:value="171374.485932383">
            <text:p>171374,48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5">
            <text:p>175</text:p>
          </table:table-cell>
          <table:table-cell table:style-name="ce2" table:formula="of:=(50000+750*[.B176])/(1+5*EXP(-0.04*[.B176]))-8273" office:value-type="float" office:value="172154.357731958">
            <text:p>172154,35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6">
            <text:p>176</text:p>
          </table:table-cell>
          <table:table-cell table:style-name="ce2" table:formula="of:=(50000+750*[.B177])/(1+5*EXP(-0.04*[.B177]))-8273" office:value-type="float" office:value="172933.202165186">
            <text:p>172933,2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7">
            <text:p>177</text:p>
          </table:table-cell>
          <table:table-cell table:style-name="ce2" table:formula="of:=(50000+750*[.B178])/(1+5*EXP(-0.04*[.B178]))-8273" office:value-type="float" office:value="173711.053551437">
            <text:p>173711,05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8">
            <text:p>178</text:p>
          </table:table-cell>
          <table:table-cell table:style-name="ce2" table:formula="of:=(50000+750*[.B179])/(1+5*EXP(-0.04*[.B179]))-8273" office:value-type="float" office:value="174487.945120911">
            <text:p>174487,94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9">
            <text:p>179</text:p>
          </table:table-cell>
          <table:table-cell table:style-name="ce2" table:formula="of:=(50000+750*[.B180])/(1+5*EXP(-0.04*[.B180]))-8273" office:value-type="float" office:value="175263.909045713">
            <text:p>175263,90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0">
            <text:p>180</text:p>
          </table:table-cell>
          <table:table-cell table:style-name="ce2" table:formula="of:=(50000+750*[.B181])/(1+5*EXP(-0.04*[.B181]))-8273" office:value-type="float" office:value="176038.976470267">
            <text:p>176038,9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1">
            <text:p>181</text:p>
          </table:table-cell>
          <table:table-cell table:style-name="ce2" table:formula="of:=(50000+750*[.B182])/(1+5*EXP(-0.04*[.B182]))-8273" office:value-type="float" office:value="176813.177541081">
            <text:p>176813,17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2">
            <text:p>182</text:p>
          </table:table-cell>
          <table:table-cell table:style-name="ce2" table:formula="of:=(50000+750*[.B183])/(1+5*EXP(-0.04*[.B183]))-8273" office:value-type="float" office:value="177586.541435839">
            <text:p>177586,54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3">
            <text:p>183</text:p>
          </table:table-cell>
          <table:table-cell table:style-name="ce2" table:formula="of:=(50000+750*[.B184])/(1+5*EXP(-0.04*[.B184]))-8273" office:value-type="float" office:value="178359.09639185">
            <text:p>178359,09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4">
            <text:p>184</text:p>
          </table:table-cell>
          <table:table-cell table:style-name="ce2" table:formula="of:=(50000+750*[.B185])/(1+5*EXP(-0.04*[.B185]))-8273" office:value-type="float" office:value="179130.869733819">
            <text:p>179130,87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5">
            <text:p>185</text:p>
          </table:table-cell>
          <table:table-cell table:style-name="ce2" table:formula="of:=(50000+750*[.B186])/(1+5*EXP(-0.04*[.B186]))-8273" office:value-type="float" office:value="179901.887900976">
            <text:p>179901,88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6">
            <text:p>186</text:p>
          </table:table-cell>
          <table:table-cell table:style-name="ce2" table:formula="of:=(50000+750*[.B187])/(1+5*EXP(-0.04*[.B187]))-8273" office:value-type="float" office:value="180672.176473547">
            <text:p>180672,1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7">
            <text:p>187</text:p>
          </table:table-cell>
          <table:table-cell table:style-name="ce2" table:formula="of:=(50000+750*[.B188])/(1+5*EXP(-0.04*[.B188]))-8273" office:value-type="float" office:value="181441.760198572">
            <text:p>181441,76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8">
            <text:p>188</text:p>
          </table:table-cell>
          <table:table-cell table:style-name="ce2" table:formula="of:=(50000+750*[.B189])/(1+5*EXP(-0.04*[.B189]))-8273" office:value-type="float" office:value="182210.66301509">
            <text:p>182210,66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9">
            <text:p>189</text:p>
          </table:table-cell>
          <table:table-cell table:style-name="ce2" table:formula="of:=(50000+750*[.B190])/(1+5*EXP(-0.04*[.B190]))-8273" office:value-type="float" office:value="182978.90807868">
            <text:p>182978,9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0">
            <text:p>190</text:p>
          </table:table-cell>
          <table:table-cell table:style-name="ce2" table:formula="of:=(50000+750*[.B191])/(1+5*EXP(-0.04*[.B191]))-8273" office:value-type="float" office:value="183746.517785379">
            <text:p>183746,5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1">
            <text:p>191</text:p>
          </table:table-cell>
          <table:table-cell table:style-name="ce2" table:formula="of:=(50000+750*[.B192])/(1+5*EXP(-0.04*[.B192]))-8273" office:value-type="float" office:value="184513.513794971">
            <text:p>184513,5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2">
            <text:p>192</text:p>
          </table:table-cell>
          <table:table-cell table:style-name="ce2" table:formula="of:=(50000+750*[.B193])/(1+5*EXP(-0.04*[.B193]))-8273" office:value-type="float" office:value="185279.917053676">
            <text:p>185279,91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3">
            <text:p>193</text:p>
          </table:table-cell>
          <table:table-cell table:style-name="ce2" table:formula="of:=(50000+750*[.B194])/(1+5*EXP(-0.04*[.B194]))-8273" office:value-type="float" office:value="186045.747816223">
            <text:p>186045,74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4">
            <text:p>194</text:p>
          </table:table-cell>
          <table:table-cell table:style-name="ce2" table:formula="of:=(50000+750*[.B195])/(1+5*EXP(-0.04*[.B195]))-8273" office:value-type="float" office:value="186811.025667338">
            <text:p>186811,02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5">
            <text:p>195</text:p>
          </table:table-cell>
          <table:table-cell table:style-name="ce2" table:formula="of:=(50000+750*[.B196])/(1+5*EXP(-0.04*[.B196]))-8273" office:value-type="float" office:value="187575.769542641">
            <text:p>187575,77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6">
            <text:p>196</text:p>
          </table:table-cell>
          <table:table-cell table:style-name="ce2" table:formula="of:=(50000+750*[.B197])/(1+5*EXP(-0.04*[.B197]))-8273" office:value-type="float" office:value="188339.997748979">
            <text:p>188339,99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7">
            <text:p>197</text:p>
          </table:table-cell>
          <table:table-cell table:style-name="ce2" table:formula="of:=(50000+750*[.B198])/(1+5*EXP(-0.04*[.B198]))-8273" office:value-type="float" office:value="189103.727984184">
            <text:p>189103,72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8">
            <text:p>198</text:p>
          </table:table-cell>
          <table:table-cell table:style-name="ce2" table:formula="of:=(50000+750*[.B199])/(1+5*EXP(-0.04*[.B199]))-8273" office:value-type="float" office:value="189866.977356285">
            <text:p>189866,97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9">
            <text:p>199</text:p>
          </table:table-cell>
          <table:table-cell table:style-name="ce2" table:formula="of:=(50000+750*[.B200])/(1+5*EXP(-0.04*[.B200]))-8273" office:value-type="float" office:value="190629.76240218">
            <text:p>190629,76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0">
            <text:p>200</text:p>
          </table:table-cell>
          <table:table-cell table:style-name="ce2" table:formula="of:=(50000+750*[.B201])/(1+5*EXP(-0.04*[.B201]))-8273" office:value-type="float" office:value="191392.099105768">
            <text:p>191392,099</text:p>
          </table:table-cell>
          <table:table-cell table:formula="of:=#ref!201-#ref!200" office:value-type="float" office:value="0">
            <text:p>#NAME?</text:p>
          </table:table-cell>
          <table:table-cell table:style-name="ce3" table:formula="of:=#ref!201/50" office:value-type="float" office:value="0">
            <text:p>#NAME?</text:p>
          </table:table-cell>
          <table:table-cell table:style-name="ce3" table:formula="of:=#ref!201/60" office:value-type="float" office:value="0">
            <text:p>#NAME?</text:p>
          </table:table-cell>
          <table:table-cell table:style-name="ce3" table:formula="of:=[.D201]/60" office:value-type="float" office:value="0">
            <text:p>#NAME?</text:p>
          </table:table-cell>
        </table:table-row>
        <table:table-row table:style-name="ro1">
          <table:table-cell/>
          <table:table-cell office:value-type="float" office:value="201">
            <text:p>201</text:p>
          </table:table-cell>
          <table:table-cell table:style-name="ce2" table:formula="of:=(50000+750*[.B202])/(1+5*EXP(-0.04*[.B202]))-8273" office:value-type="float" office:value="192154.002915574">
            <text:p>192154,00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2">
            <text:p>202</text:p>
          </table:table-cell>
          <table:table-cell table:style-name="ce2" table:formula="of:=(50000+750*[.B203])/(1+5*EXP(-0.04*[.B203]))-8273" office:value-type="float" office:value="192915.488761854">
            <text:p>192915,48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3">
            <text:p>203</text:p>
          </table:table-cell>
          <table:table-cell table:style-name="ce2" table:formula="of:=(50000+750*[.B204])/(1+5*EXP(-0.04*[.B204]))-8273" office:value-type="float" office:value="193676.571073209">
            <text:p>193676,57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4">
            <text:p>204</text:p>
          </table:table-cell>
          <table:table-cell table:style-name="ce2" table:formula="of:=(50000+750*[.B205])/(1+5*EXP(-0.04*[.B205]))-8273" office:value-type="float" office:value="194437.263792711">
            <text:p>194437,2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5">
            <text:p>205</text:p>
          </table:table-cell>
          <table:table-cell table:style-name="ce2" table:formula="of:=(50000+750*[.B206])/(1+5*EXP(-0.04*[.B206]))-8273" office:value-type="float" office:value="195197.580393553">
            <text:p>195197,58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6">
            <text:p>206</text:p>
          </table:table-cell>
          <table:table-cell table:style-name="ce2" table:formula="of:=(50000+750*[.B207])/(1+5*EXP(-0.04*[.B207]))-8273" office:value-type="float" office:value="195957.533894238">
            <text:p>195957,53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7">
            <text:p>207</text:p>
          </table:table-cell>
          <table:table-cell table:style-name="ce2" table:formula="of:=(50000+750*[.B208])/(1+5*EXP(-0.04*[.B208]))-8273" office:value-type="float" office:value="196717.136873312">
            <text:p>196717,13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8">
            <text:p>208</text:p>
          </table:table-cell>
          <table:table-cell table:style-name="ce2" table:formula="of:=(50000+750*[.B209])/(1+5*EXP(-0.04*[.B209]))-8273" office:value-type="float" office:value="197476.401483658">
            <text:p>197476,4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9">
            <text:p>209</text:p>
          </table:table-cell>
          <table:table-cell table:style-name="ce2" table:formula="of:=(50000+750*[.B210])/(1+5*EXP(-0.04*[.B210]))-8273" office:value-type="float" office:value="198235.339466359">
            <text:p>198235,33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0">
            <text:p>210</text:p>
          </table:table-cell>
          <table:table-cell table:style-name="ce2" table:formula="of:=(50000+750*[.B211])/(1+5*EXP(-0.04*[.B211]))-8273" office:value-type="float" office:value="198993.962164137">
            <text:p>198993,96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1">
            <text:p>211</text:p>
          </table:table-cell>
          <table:table-cell table:style-name="ce2" table:formula="of:=(50000+750*[.B212])/(1+5*EXP(-0.04*[.B212]))-8273" office:value-type="float" office:value="199752.280534391">
            <text:p>199752,28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2">
            <text:p>212</text:p>
          </table:table-cell>
          <table:table-cell table:style-name="ce2" table:formula="of:=(50000+750*[.B213])/(1+5*EXP(-0.04*[.B213]))-8273" office:value-type="float" office:value="200510.305161827">
            <text:p>200510,3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3">
            <text:p>213</text:p>
          </table:table-cell>
          <table:table-cell table:style-name="ce2" table:formula="of:=(50000+750*[.B214])/(1+5*EXP(-0.04*[.B214]))-8273" office:value-type="float" office:value="201268.046270708">
            <text:p>201268,04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4">
            <text:p>214</text:p>
          </table:table-cell>
          <table:table-cell table:style-name="ce2" table:formula="of:=(50000+750*[.B215])/(1+5*EXP(-0.04*[.B215]))-8273" office:value-type="float" office:value="202025.513736721">
            <text:p>202025,5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5">
            <text:p>215</text:p>
          </table:table-cell>
          <table:table-cell table:style-name="ce2" table:formula="of:=(50000+750*[.B216])/(1+5*EXP(-0.04*[.B216]))-8273" office:value-type="float" office:value="202782.717098478">
            <text:p>202782,71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6">
            <text:p>216</text:p>
          </table:table-cell>
          <table:table-cell table:style-name="ce2" table:formula="of:=(50000+750*[.B217])/(1+5*EXP(-0.04*[.B217]))-8273" office:value-type="float" office:value="203539.665568659">
            <text:p>203539,66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7">
            <text:p>217</text:p>
          </table:table-cell>
          <table:table-cell table:style-name="ce2" table:formula="of:=(50000+750*[.B218])/(1+5*EXP(-0.04*[.B218]))-8273" office:value-type="float" office:value="204296.36804481">
            <text:p>204296,36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8">
            <text:p>218</text:p>
          </table:table-cell>
          <table:table-cell table:style-name="ce2" table:formula="of:=(50000+750*[.B219])/(1+5*EXP(-0.04*[.B219]))-8273" office:value-type="float" office:value="205052.833119794">
            <text:p>205052,83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9">
            <text:p>219</text:p>
          </table:table-cell>
          <table:table-cell table:style-name="ce2" table:formula="of:=(50000+750*[.B220])/(1+5*EXP(-0.04*[.B220]))-8273" office:value-type="float" office:value="205809.069091926">
            <text:p>205809,06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0">
            <text:p>220</text:p>
          </table:table-cell>
          <table:table-cell table:style-name="ce2" table:formula="of:=(50000+750*[.B221])/(1+5*EXP(-0.04*[.B221]))-8273" office:value-type="float" office:value="206565.083974774">
            <text:p>206565,08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1">
            <text:p>221</text:p>
          </table:table-cell>
          <table:table-cell table:style-name="ce2" table:formula="of:=(50000+750*[.B222])/(1+5*EXP(-0.04*[.B222]))-8273" office:value-type="float" office:value="207320.885506665">
            <text:p>207320,88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2">
            <text:p>222</text:p>
          </table:table-cell>
          <table:table-cell table:style-name="ce2" table:formula="of:=(50000+750*[.B223])/(1+5*EXP(-0.04*[.B223]))-8273" office:value-type="float" office:value="208076.481159871">
            <text:p>208076,48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3">
            <text:p>223</text:p>
          </table:table-cell>
          <table:table-cell table:style-name="ce2" table:formula="of:=(50000+750*[.B224])/(1+5*EXP(-0.04*[.B224]))-8273" office:value-type="float" office:value="208831.878149523">
            <text:p>208831,87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4">
            <text:p>224</text:p>
          </table:table-cell>
          <table:table-cell table:style-name="ce2" table:formula="of:=(50000+750*[.B225])/(1+5*EXP(-0.04*[.B225]))-8273" office:value-type="float" office:value="209587.083442218">
            <text:p>209587,08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5">
            <text:p>225</text:p>
          </table:table-cell>
          <table:table-cell table:style-name="ce2" table:formula="of:=(50000+750*[.B226])/(1+5*EXP(-0.04*[.B226]))-8273" office:value-type="float" office:value="210342.10376437">
            <text:p>210342,1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6">
            <text:p>226</text:p>
          </table:table-cell>
          <table:table-cell table:style-name="ce2" table:formula="of:=(50000+750*[.B227])/(1+5*EXP(-0.04*[.B227]))-8273" office:value-type="float" office:value="211096.94561028">
            <text:p>211096,94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7">
            <text:p>227</text:p>
          </table:table-cell>
          <table:table-cell table:style-name="ce2" table:formula="of:=(50000+750*[.B228])/(1+5*EXP(-0.04*[.B228]))-8273" office:value-type="float" office:value="211851.61524995">
            <text:p>211851,6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8">
            <text:p>228</text:p>
          </table:table-cell>
          <table:table-cell table:style-name="ce2" table:formula="of:=(50000+750*[.B229])/(1+5*EXP(-0.04*[.B229]))-8273" office:value-type="float" office:value="212606.118736642">
            <text:p>212606,11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9">
            <text:p>229</text:p>
          </table:table-cell>
          <table:table-cell table:style-name="ce2" table:formula="of:=(50000+750*[.B230])/(1+5*EXP(-0.04*[.B230]))-8273" office:value-type="float" office:value="213360.461914201">
            <text:p>213360,46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0">
            <text:p>230</text:p>
          </table:table-cell>
          <table:table-cell table:style-name="ce2" table:formula="of:=(50000+750*[.B231])/(1+5*EXP(-0.04*[.B231]))-8273" office:value-type="float" office:value="214114.650424126">
            <text:p>214114,65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1">
            <text:p>231</text:p>
          </table:table-cell>
          <table:table-cell table:style-name="ce2" table:formula="of:=(50000+750*[.B232])/(1+5*EXP(-0.04*[.B232]))-8273" office:value-type="float" office:value="214868.689712422">
            <text:p>214868,69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2">
            <text:p>232</text:p>
          </table:table-cell>
          <table:table-cell table:style-name="ce2" table:formula="of:=(50000+750*[.B233])/(1+5*EXP(-0.04*[.B233]))-8273" office:value-type="float" office:value="215622.585036224">
            <text:p>215622,58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3">
            <text:p>233</text:p>
          </table:table-cell>
          <table:table-cell table:style-name="ce2" table:formula="of:=(50000+750*[.B234])/(1+5*EXP(-0.04*[.B234]))-8273" office:value-type="float" office:value="216376.341470207">
            <text:p>216376,34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4">
            <text:p>234</text:p>
          </table:table-cell>
          <table:table-cell table:style-name="ce2" table:formula="of:=(50000+750*[.B235])/(1+5*EXP(-0.04*[.B235]))-8273" office:value-type="float" office:value="217129.963912781">
            <text:p>217129,9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5">
            <text:p>235</text:p>
          </table:table-cell>
          <table:table-cell table:style-name="ce2" table:formula="of:=(50000+750*[.B236])/(1+5*EXP(-0.04*[.B236]))-8273" office:value-type="float" office:value="217883.457092087">
            <text:p>217883,45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6">
            <text:p>236</text:p>
          </table:table-cell>
          <table:table-cell table:style-name="ce2" table:formula="of:=(50000+750*[.B237])/(1+5*EXP(-0.04*[.B237]))-8273" office:value-type="float" office:value="218636.825571797">
            <text:p>218636,82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7">
            <text:p>237</text:p>
          </table:table-cell>
          <table:table-cell table:style-name="ce2" table:formula="of:=(50000+750*[.B238])/(1+5*EXP(-0.04*[.B238]))-8273" office:value-type="float" office:value="219390.073756716">
            <text:p>219390,07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8">
            <text:p>238</text:p>
          </table:table-cell>
          <table:table-cell table:style-name="ce2" table:formula="of:=(50000+750*[.B239])/(1+5*EXP(-0.04*[.B239]))-8273" office:value-type="float" office:value="220143.205898205">
            <text:p>220143,2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9">
            <text:p>239</text:p>
          </table:table-cell>
          <table:table-cell table:style-name="ce2" table:formula="of:=(50000+750*[.B240])/(1+5*EXP(-0.04*[.B240]))-8273" office:value-type="float" office:value="220896.226099425">
            <text:p>220896,22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0">
            <text:p>240</text:p>
          </table:table-cell>
          <table:table-cell table:style-name="ce2" table:formula="of:=(50000+750*[.B241])/(1+5*EXP(-0.04*[.B241]))-8273" office:value-type="float" office:value="221649.138320401">
            <text:p>221649,13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1">
            <text:p>241</text:p>
          </table:table-cell>
          <table:table-cell table:style-name="ce2" table:formula="of:=(50000+750*[.B242])/(1+5*EXP(-0.04*[.B242]))-8273" office:value-type="float" office:value="222401.946382926">
            <text:p>222401,94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2">
            <text:p>242</text:p>
          </table:table-cell>
          <table:table-cell table:style-name="ce2" table:formula="of:=(50000+750*[.B243])/(1+5*EXP(-0.04*[.B243]))-8273" office:value-type="float" office:value="223154.653975292">
            <text:p>223154,65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3">
            <text:p>243</text:p>
          </table:table-cell>
          <table:table-cell table:style-name="ce2" table:formula="of:=(50000+750*[.B244])/(1+5*EXP(-0.04*[.B244]))-8273" office:value-type="float" office:value="223907.264656876">
            <text:p>223907,26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4">
            <text:p>244</text:p>
          </table:table-cell>
          <table:table-cell table:style-name="ce2" table:formula="of:=(50000+750*[.B245])/(1+5*EXP(-0.04*[.B245]))-8273" office:value-type="float" office:value="224659.781862559">
            <text:p>224659,78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5">
            <text:p>245</text:p>
          </table:table-cell>
          <table:table-cell table:style-name="ce2" table:formula="of:=(50000+750*[.B246])/(1+5*EXP(-0.04*[.B246]))-8273" office:value-type="float" office:value="225412.208907012">
            <text:p>225412,20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6">
            <text:p>246</text:p>
          </table:table-cell>
          <table:table-cell table:style-name="ce2" table:formula="of:=(50000+750*[.B247])/(1+5*EXP(-0.04*[.B247]))-8273" office:value-type="float" office:value="226164.548988823">
            <text:p>226164,54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7">
            <text:p>247</text:p>
          </table:table-cell>
          <table:table-cell table:style-name="ce2" table:formula="of:=(50000+750*[.B248])/(1+5*EXP(-0.04*[.B248]))-8273" office:value-type="float" office:value="226916.805194499">
            <text:p>226916,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8">
            <text:p>248</text:p>
          </table:table-cell>
          <table:table-cell table:style-name="ce2" table:formula="of:=(50000+750*[.B249])/(1+5*EXP(-0.04*[.B249]))-8273" office:value-type="float" office:value="227668.980502324">
            <text:p>227668,98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9">
            <text:p>249</text:p>
          </table:table-cell>
          <table:table-cell table:style-name="ce2" table:formula="of:=(50000+750*[.B250])/(1+5*EXP(-0.04*[.B250]))-8273" office:value-type="float" office:value="228421.077786096">
            <text:p>228421,07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0">
            <text:p>250</text:p>
          </table:table-cell>
          <table:table-cell table:style-name="ce2" table:formula="of:=(50000+750*[.B251])/(1+5*EXP(-0.04*[.B251]))-8273" office:value-type="float" office:value="229173.099818729">
            <text:p>229173,1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1">
            <text:p>251</text:p>
          </table:table-cell>
          <table:table-cell table:style-name="ce2" table:formula="of:=(50000+750*[.B252])/(1+5*EXP(-0.04*[.B252]))-8273" office:value-type="float" office:value="229925.049275743">
            <text:p>229925,04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2">
            <text:p>252</text:p>
          </table:table-cell>
          <table:table-cell table:style-name="ce2" table:formula="of:=(50000+750*[.B253])/(1+5*EXP(-0.04*[.B253]))-8273" office:value-type="float" office:value="230676.928738627">
            <text:p>230676,92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3">
            <text:p>253</text:p>
          </table:table-cell>
          <table:table-cell table:style-name="ce2" table:formula="of:=(50000+750*[.B254])/(1+5*EXP(-0.04*[.B254]))-8273" office:value-type="float" office:value="231428.740698094">
            <text:p>231428,74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4">
            <text:p>254</text:p>
          </table:table-cell>
          <table:table-cell table:style-name="ce2" table:formula="of:=(50000+750*[.B255])/(1+5*EXP(-0.04*[.B255]))-8273" office:value-type="float" office:value="232180.487557226">
            <text:p>232180,48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5">
            <text:p>255</text:p>
          </table:table-cell>
          <table:table-cell table:style-name="ce2" table:formula="of:=(50000+750*[.B256])/(1+5*EXP(-0.04*[.B256]))-8273" office:value-type="float" office:value="232932.17163451">
            <text:p>232932,17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6">
            <text:p>256</text:p>
          </table:table-cell>
          <table:table-cell table:style-name="ce2" table:formula="of:=(50000+750*[.B257])/(1+5*EXP(-0.04*[.B257]))-8273" office:value-type="float" office:value="233683.795166772">
            <text:p>233683,79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7">
            <text:p>257</text:p>
          </table:table-cell>
          <table:table-cell table:style-name="ce2" table:formula="of:=(50000+750*[.B258])/(1+5*EXP(-0.04*[.B258]))-8273" office:value-type="float" office:value="234435.360312011">
            <text:p>234435,36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8">
            <text:p>258</text:p>
          </table:table-cell>
          <table:table-cell table:style-name="ce2" table:formula="of:=(50000+750*[.B259])/(1+5*EXP(-0.04*[.B259]))-8273" office:value-type="float" office:value="235186.869152138">
            <text:p>235186,86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9">
            <text:p>259</text:p>
          </table:table-cell>
          <table:table-cell table:style-name="ce2" table:formula="of:=(50000+750*[.B260])/(1+5*EXP(-0.04*[.B260]))-8273" office:value-type="float" office:value="235938.32369562">
            <text:p>235938,3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0">
            <text:p>260</text:p>
          </table:table-cell>
          <table:table-cell table:style-name="ce2" table:formula="of:=(50000+750*[.B261])/(1+5*EXP(-0.04*[.B261]))-8273" office:value-type="float" office:value="236689.725880035">
            <text:p>236689,72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1">
            <text:p>261</text:p>
          </table:table-cell>
          <table:table-cell table:style-name="ce2" table:formula="of:=(50000+750*[.B262])/(1+5*EXP(-0.04*[.B262]))-8273" office:value-type="float" office:value="237441.07757454">
            <text:p>237441,07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2">
            <text:p>262</text:p>
          </table:table-cell>
          <table:table-cell table:style-name="ce2" table:formula="of:=(50000+750*[.B263])/(1+5*EXP(-0.04*[.B263]))-8273" office:value-type="float" office:value="238192.380582255">
            <text:p>238192,38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3">
            <text:p>263</text:p>
          </table:table-cell>
          <table:table-cell table:style-name="ce2" table:formula="of:=(50000+750*[.B264])/(1+5*EXP(-0.04*[.B264]))-8273" office:value-type="float" office:value="238943.636642561">
            <text:p>238943,63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4">
            <text:p>264</text:p>
          </table:table-cell>
          <table:table-cell table:style-name="ce2" table:formula="of:=(50000+750*[.B265])/(1+5*EXP(-0.04*[.B265]))-8273" office:value-type="float" office:value="239694.847433329">
            <text:p>239694,84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5">
            <text:p>265</text:p>
          </table:table-cell>
          <table:table-cell table:style-name="ce2" table:formula="of:=(50000+750*[.B266])/(1+5*EXP(-0.04*[.B266]))-8273" office:value-type="float" office:value="240446.014573062">
            <text:p>240446,0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6">
            <text:p>266</text:p>
          </table:table-cell>
          <table:table-cell table:style-name="ce2" table:formula="of:=(50000+750*[.B267])/(1+5*EXP(-0.04*[.B267]))-8273" office:value-type="float" office:value="241197.139622971">
            <text:p>241197,14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7">
            <text:p>267</text:p>
          </table:table-cell>
          <table:table-cell table:style-name="ce2" table:formula="of:=(50000+750*[.B268])/(1+5*EXP(-0.04*[.B268]))-8273" office:value-type="float" office:value="241948.224088977">
            <text:p>241948,2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8">
            <text:p>268</text:p>
          </table:table-cell>
          <table:table-cell table:style-name="ce2" table:formula="of:=(50000+750*[.B269])/(1+5*EXP(-0.04*[.B269]))-8273" office:value-type="float" office:value="242699.269423642">
            <text:p>242699,26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9">
            <text:p>269</text:p>
          </table:table-cell>
          <table:table-cell table:style-name="ce2" table:formula="of:=(50000+750*[.B270])/(1+5*EXP(-0.04*[.B270]))-8273" office:value-type="float" office:value="243450.27702804">
            <text:p>243450,27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0">
            <text:p>270</text:p>
          </table:table-cell>
          <table:table-cell table:style-name="ce2" table:formula="of:=(50000+750*[.B271])/(1+5*EXP(-0.04*[.B271]))-8273" office:value-type="float" office:value="244201.248253558">
            <text:p>244201,24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1">
            <text:p>271</text:p>
          </table:table-cell>
          <table:table-cell table:style-name="ce2" table:formula="of:=(50000+750*[.B272])/(1+5*EXP(-0.04*[.B272]))-8273" office:value-type="float" office:value="244952.184403634">
            <text:p>244952,18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2">
            <text:p>272</text:p>
          </table:table-cell>
          <table:table-cell table:style-name="ce2" table:formula="of:=(50000+750*[.B273])/(1+5*EXP(-0.04*[.B273]))-8273" office:value-type="float" office:value="245703.086735445">
            <text:p>245703,08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3">
            <text:p>273</text:p>
          </table:table-cell>
          <table:table-cell table:style-name="ce2" table:formula="of:=(50000+750*[.B274])/(1+5*EXP(-0.04*[.B274]))-8273" office:value-type="float" office:value="246453.956461519">
            <text:p>246453,95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4">
            <text:p>274</text:p>
          </table:table-cell>
          <table:table-cell table:style-name="ce2" table:formula="of:=(50000+750*[.B275])/(1+5*EXP(-0.04*[.B275]))-8273" office:value-type="float" office:value="247204.794751313">
            <text:p>247204,79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5">
            <text:p>275</text:p>
          </table:table-cell>
          <table:table-cell table:style-name="ce2" table:formula="of:=(50000+750*[.B276])/(1+5*EXP(-0.04*[.B276]))-8273" office:value-type="float" office:value="247955.602732716">
            <text:p>247955,60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6">
            <text:p>276</text:p>
          </table:table-cell>
          <table:table-cell table:style-name="ce2" table:formula="of:=(50000+750*[.B277])/(1+5*EXP(-0.04*[.B277]))-8273" office:value-type="float" office:value="248706.381493517">
            <text:p>248706,38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7">
            <text:p>277</text:p>
          </table:table-cell>
          <table:table-cell table:style-name="ce2" table:formula="of:=(50000+750*[.B278])/(1+5*EXP(-0.04*[.B278]))-8273" office:value-type="float" office:value="249457.13208281">
            <text:p>249457,13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8">
            <text:p>278</text:p>
          </table:table-cell>
          <table:table-cell table:style-name="ce2" table:formula="of:=(50000+750*[.B279])/(1+5*EXP(-0.04*[.B279]))-8273" office:value-type="float" office:value="250207.855512356">
            <text:p>250207,85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9">
            <text:p>279</text:p>
          </table:table-cell>
          <table:table-cell table:style-name="ce2" table:formula="of:=(50000+750*[.B280])/(1+5*EXP(-0.04*[.B280]))-8273" office:value-type="float" office:value="250958.552757897">
            <text:p>250958,55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0">
            <text:p>280</text:p>
          </table:table-cell>
          <table:table-cell table:style-name="ce2" table:formula="of:=(50000+750*[.B281])/(1+5*EXP(-0.04*[.B281]))-8273" office:value-type="float" office:value="251709.224760425">
            <text:p>251709,2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1">
            <text:p>281</text:p>
          </table:table-cell>
          <table:table-cell table:style-name="ce2" table:formula="of:=(50000+750*[.B282])/(1+5*EXP(-0.04*[.B282]))-8273" office:value-type="float" office:value="252459.872427406">
            <text:p>252459,87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2">
            <text:p>282</text:p>
          </table:table-cell>
          <table:table-cell table:style-name="ce2" table:formula="of:=(50000+750*[.B283])/(1+5*EXP(-0.04*[.B283]))-8273" office:value-type="float" office:value="253210.49663396">
            <text:p>253210,49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3">
            <text:p>283</text:p>
          </table:table-cell>
          <table:table-cell table:style-name="ce2" table:formula="of:=(50000+750*[.B284])/(1+5*EXP(-0.04*[.B284]))-8273" office:value-type="float" office:value="253961.098224003">
            <text:p>253961,09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4">
            <text:p>284</text:p>
          </table:table-cell>
          <table:table-cell table:style-name="ce2" table:formula="of:=(50000+750*[.B285])/(1+5*EXP(-0.04*[.B285]))-8273" office:value-type="float" office:value="254711.678011349">
            <text:p>254711,67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5">
            <text:p>285</text:p>
          </table:table-cell>
          <table:table-cell table:style-name="ce2" table:formula="of:=(50000+750*[.B286])/(1+5*EXP(-0.04*[.B286]))-8273" office:value-type="float" office:value="255462.236780771">
            <text:p>255462,23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6">
            <text:p>286</text:p>
          </table:table-cell>
          <table:table-cell table:style-name="ce2" table:formula="of:=(50000+750*[.B287])/(1+5*EXP(-0.04*[.B287]))-8273" office:value-type="float" office:value="256212.775289026">
            <text:p>256212,7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7">
            <text:p>287</text:p>
          </table:table-cell>
          <table:table-cell table:style-name="ce2" table:formula="of:=(50000+750*[.B288])/(1+5*EXP(-0.04*[.B288]))-8273" office:value-type="float" office:value="256963.294265847">
            <text:p>256963,29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8">
            <text:p>288</text:p>
          </table:table-cell>
          <table:table-cell table:style-name="ce2" table:formula="of:=(50000+750*[.B289])/(1+5*EXP(-0.04*[.B289]))-8273" office:value-type="float" office:value="257713.794414898">
            <text:p>257713,79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9">
            <text:p>289</text:p>
          </table:table-cell>
          <table:table-cell table:style-name="ce2" table:formula="of:=(50000+750*[.B290])/(1+5*EXP(-0.04*[.B290]))-8273" office:value-type="float" office:value="258464.276414693">
            <text:p>258464,2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90">
            <text:p>290</text:p>
          </table:table-cell>
          <table:table-cell table:style-name="ce2" table:formula="of:=(50000+750*[.B291])/(1+5*EXP(-0.04*[.B291]))-8273" office:value-type="float" office:value="259214.740919492">
            <text:p>259214,74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91">
            <text:p>291</text:p>
          </table:table-cell>
          <table:table-cell table:style-name="ce2" table:formula="of:=(50000+750*[.B292])/(1+5*EXP(-0.04*[.B292]))-8273" office:value-type="float" office:value="259965.188560152">
            <text:p>259965,18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92">
            <text:p>292</text:p>
          </table:table-cell>
          <table:table-cell table:style-name="ce2" table:formula="of:=(50000+750*[.B293])/(1+5*EXP(-0.04*[.B293]))-8273" office:value-type="float" office:value="260715.619944962">
            <text:p>260715,62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93">
            <text:p>293</text:p>
          </table:table-cell>
          <table:table-cell table:style-name="ce2" table:formula="of:=(50000+750*[.B294])/(1+5*EXP(-0.04*[.B294]))-8273" office:value-type="float" office:value="261466.03566044">
            <text:p>261466,03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94">
            <text:p>294</text:p>
          </table:table-cell>
          <table:table-cell table:style-name="ce2" table:formula="of:=(50000+750*[.B295])/(1+5*EXP(-0.04*[.B295]))-8273" office:value-type="float" office:value="262216.436272105">
            <text:p>262216,43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95">
            <text:p>295</text:p>
          </table:table-cell>
          <table:table-cell table:style-name="ce2" table:formula="of:=(50000+750*[.B296])/(1+5*EXP(-0.04*[.B296]))-8273" office:value-type="float" office:value="262966.822325222">
            <text:p>262966,8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96">
            <text:p>296</text:p>
          </table:table-cell>
          <table:table-cell table:style-name="ce2" table:formula="of:=(50000+750*[.B297])/(1+5*EXP(-0.04*[.B297]))-8273" office:value-type="float" office:value="263717.194345522">
            <text:p>263717,19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97">
            <text:p>297</text:p>
          </table:table-cell>
          <table:table-cell table:style-name="ce2" table:formula="of:=(50000+750*[.B298])/(1+5*EXP(-0.04*[.B298]))-8273" office:value-type="float" office:value="264467.552839891">
            <text:p>264467,55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98">
            <text:p>298</text:p>
          </table:table-cell>
          <table:table-cell table:style-name="ce2" table:formula="of:=(50000+750*[.B299])/(1+5*EXP(-0.04*[.B299]))-8273" office:value-type="float" office:value="265217.898297043">
            <text:p>265217,89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99">
            <text:p>299</text:p>
          </table:table-cell>
          <table:table-cell table:style-name="ce2" table:formula="of:=(50000+750*[.B300])/(1+5*EXP(-0.04*[.B300]))-8273" office:value-type="float" office:value="265968.231188168">
            <text:p>265968,23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0">
            <text:p>300</text:p>
          </table:table-cell>
          <table:table-cell table:style-name="ce2" table:formula="of:=(50000+750*[.B301])/(1+5*EXP(-0.04*[.B301]))-8273" office:value-type="float" office:value="266718.551967547">
            <text:p>266718,55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1">
            <text:p>301</text:p>
          </table:table-cell>
          <table:table-cell table:style-name="ce2" table:formula="of:=(50000+750*[.B302])/(1+5*EXP(-0.04*[.B302]))-8273" office:value-type="float" office:value="267468.86107316">
            <text:p>267468,86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2">
            <text:p>302</text:p>
          </table:table-cell>
          <table:table-cell table:style-name="ce2" table:formula="of:=(50000+750*[.B303])/(1+5*EXP(-0.04*[.B303]))-8273" office:value-type="float" office:value="268219.158927263">
            <text:p>268219,15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3">
            <text:p>303</text:p>
          </table:table-cell>
          <table:table-cell table:style-name="ce2" table:formula="of:=(50000+750*[.B304])/(1+5*EXP(-0.04*[.B304]))-8273" office:value-type="float" office:value="268969.44593695">
            <text:p>268969,44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4">
            <text:p>304</text:p>
          </table:table-cell>
          <table:table-cell table:style-name="ce2" table:formula="of:=(50000+750*[.B305])/(1+5*EXP(-0.04*[.B305]))-8273" office:value-type="float" office:value="269719.722494687">
            <text:p>269719,7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5">
            <text:p>305</text:p>
          </table:table-cell>
          <table:table-cell table:style-name="ce2" table:formula="of:=(50000+750*[.B306])/(1+5*EXP(-0.04*[.B306]))-8273" office:value-type="float" office:value="270469.988978841">
            <text:p>270469,98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6">
            <text:p>306</text:p>
          </table:table-cell>
          <table:table-cell table:style-name="ce2" table:formula="of:=(50000+750*[.B307])/(1+5*EXP(-0.04*[.B307]))-8273" office:value-type="float" office:value="271220.245754175">
            <text:p>271220,24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7">
            <text:p>307</text:p>
          </table:table-cell>
          <table:table-cell table:style-name="ce2" table:formula="of:=(50000+750*[.B308])/(1+5*EXP(-0.04*[.B308]))-8273" office:value-type="float" office:value="271970.493172338">
            <text:p>271970,49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8">
            <text:p>308</text:p>
          </table:table-cell>
          <table:table-cell table:style-name="ce2" table:formula="of:=(50000+750*[.B309])/(1+5*EXP(-0.04*[.B309]))-8273" office:value-type="float" office:value="272720.73157233">
            <text:p>272720,73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9">
            <text:p>309</text:p>
          </table:table-cell>
          <table:table-cell table:style-name="ce2" table:formula="of:=(50000+750*[.B310])/(1+5*EXP(-0.04*[.B310]))-8273" office:value-type="float" office:value="273470.961280953">
            <text:p>273470,96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0">
            <text:p>310</text:p>
          </table:table-cell>
          <table:table-cell table:style-name="ce2" table:formula="of:=(50000+750*[.B311])/(1+5*EXP(-0.04*[.B311]))-8273" office:value-type="float" office:value="274221.182613248">
            <text:p>274221,18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1">
            <text:p>311</text:p>
          </table:table-cell>
          <table:table-cell table:style-name="ce2" table:formula="of:=(50000+750*[.B312])/(1+5*EXP(-0.04*[.B312]))-8273" office:value-type="float" office:value="274971.395872914">
            <text:p>274971,39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2">
            <text:p>312</text:p>
          </table:table-cell>
          <table:table-cell table:style-name="ce2" table:formula="of:=(50000+750*[.B313])/(1+5*EXP(-0.04*[.B313]))-8273" office:value-type="float" office:value="275721.601352711">
            <text:p>275721,6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3">
            <text:p>313</text:p>
          </table:table-cell>
          <table:table-cell table:style-name="ce2" table:formula="of:=(50000+750*[.B314])/(1+5*EXP(-0.04*[.B314]))-8273" office:value-type="float" office:value="276471.799334857">
            <text:p>276471,79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4">
            <text:p>314</text:p>
          </table:table-cell>
          <table:table-cell table:style-name="ce2" table:formula="of:=(50000+750*[.B315])/(1+5*EXP(-0.04*[.B315]))-8273" office:value-type="float" office:value="277221.990091394">
            <text:p>277221,99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5">
            <text:p>315</text:p>
          </table:table-cell>
          <table:table-cell table:style-name="ce2" table:formula="of:=(50000+750*[.B316])/(1+5*EXP(-0.04*[.B316]))-8273" office:value-type="float" office:value="277972.173884565">
            <text:p>277972,17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6">
            <text:p>316</text:p>
          </table:table-cell>
          <table:table-cell table:style-name="ce2" table:formula="of:=(50000+750*[.B317])/(1+5*EXP(-0.04*[.B317]))-8273" office:value-type="float" office:value="278722.350967152">
            <text:p>278722,35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7">
            <text:p>317</text:p>
          </table:table-cell>
          <table:table-cell table:style-name="ce2" table:formula="of:=(50000+750*[.B318])/(1+5*EXP(-0.04*[.B318]))-8273" office:value-type="float" office:value="279472.521582823">
            <text:p>279472,5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8">
            <text:p>318</text:p>
          </table:table-cell>
          <table:table-cell table:style-name="ce2" table:formula="of:=(50000+750*[.B319])/(1+5*EXP(-0.04*[.B319]))-8273" office:value-type="float" office:value="280222.685966454">
            <text:p>280222,68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9">
            <text:p>319</text:p>
          </table:table-cell>
          <table:table-cell table:style-name="ce2" table:formula="of:=(50000+750*[.B320])/(1+5*EXP(-0.04*[.B320]))-8273" office:value-type="float" office:value="280972.844344447">
            <text:p>280972,84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0">
            <text:p>320</text:p>
          </table:table-cell>
          <table:table-cell table:style-name="ce2" table:formula="of:=(50000+750*[.B321])/(1+5*EXP(-0.04*[.B321]))-8273" office:value-type="float" office:value="281722.996935028">
            <text:p>281722,99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1">
            <text:p>321</text:p>
          </table:table-cell>
          <table:table-cell table:style-name="ce2" table:formula="of:=(50000+750*[.B322])/(1+5*EXP(-0.04*[.B322]))-8273" office:value-type="float" office:value="282473.143948547">
            <text:p>282473,14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2">
            <text:p>322</text:p>
          </table:table-cell>
          <table:table-cell table:style-name="ce2" table:formula="of:=(50000+750*[.B323])/(1+5*EXP(-0.04*[.B323]))-8273" office:value-type="float" office:value="283223.285587754">
            <text:p>283223,28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3">
            <text:p>323</text:p>
          </table:table-cell>
          <table:table-cell table:style-name="ce2" table:formula="of:=(50000+750*[.B324])/(1+5*EXP(-0.04*[.B324]))-8273" office:value-type="float" office:value="283973.422048074">
            <text:p>283973,4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4">
            <text:p>324</text:p>
          </table:table-cell>
          <table:table-cell table:style-name="ce2" table:formula="of:=(50000+750*[.B325])/(1+5*EXP(-0.04*[.B325]))-8273" office:value-type="float" office:value="284723.553517873">
            <text:p>284723,55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5">
            <text:p>325</text:p>
          </table:table-cell>
          <table:table-cell table:style-name="ce2" table:formula="of:=(50000+750*[.B326])/(1+5*EXP(-0.04*[.B326]))-8273" office:value-type="float" office:value="285473.680178703">
            <text:p>285473,68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6">
            <text:p>326</text:p>
          </table:table-cell>
          <table:table-cell table:style-name="ce2" table:formula="of:=(50000+750*[.B327])/(1+5*EXP(-0.04*[.B327]))-8273" office:value-type="float" office:value="286223.802205556">
            <text:p>286223,8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7">
            <text:p>327</text:p>
          </table:table-cell>
          <table:table-cell table:style-name="ce2" table:formula="of:=(50000+750*[.B328])/(1+5*EXP(-0.04*[.B328]))-8273" office:value-type="float" office:value="286973.919767091">
            <text:p>286973,92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8">
            <text:p>328</text:p>
          </table:table-cell>
          <table:table-cell table:style-name="ce2" table:formula="of:=(50000+750*[.B329])/(1+5*EXP(-0.04*[.B329]))-8273" office:value-type="float" office:value="287724.03302587">
            <text:p>287724,03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9">
            <text:p>329</text:p>
          </table:table-cell>
          <table:table-cell table:style-name="ce2" table:formula="of:=(50000+750*[.B330])/(1+5*EXP(-0.04*[.B330]))-8273" office:value-type="float" office:value="288474.142138567">
            <text:p>288474,14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0">
            <text:p>330</text:p>
          </table:table-cell>
          <table:table-cell table:style-name="ce2" table:formula="of:=(50000+750*[.B331])/(1+5*EXP(-0.04*[.B331]))-8273" office:value-type="float" office:value="289224.24725619">
            <text:p>289224,24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1">
            <text:p>331</text:p>
          </table:table-cell>
          <table:table-cell table:style-name="ce2" table:formula="of:=(50000+750*[.B332])/(1+5*EXP(-0.04*[.B332]))-8273" office:value-type="float" office:value="289974.348524275">
            <text:p>289974,34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2">
            <text:p>332</text:p>
          </table:table-cell>
          <table:table-cell table:style-name="ce2" table:formula="of:=(50000+750*[.B333])/(1+5*EXP(-0.04*[.B333]))-8273" office:value-type="float" office:value="290724.446083091">
            <text:p>290724,44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3">
            <text:p>333</text:p>
          </table:table-cell>
          <table:table-cell table:style-name="ce2" table:formula="of:=(50000+750*[.B334])/(1+5*EXP(-0.04*[.B334]))-8273" office:value-type="float" office:value="291474.540067824">
            <text:p>291474,54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4">
            <text:p>334</text:p>
          </table:table-cell>
          <table:table-cell table:style-name="ce2" table:formula="of:=(50000+750*[.B335])/(1+5*EXP(-0.04*[.B335]))-8273" office:value-type="float" office:value="292224.630608762">
            <text:p>292224,63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5">
            <text:p>335</text:p>
          </table:table-cell>
          <table:table-cell table:style-name="ce2" table:formula="of:=(50000+750*[.B336])/(1+5*EXP(-0.04*[.B336]))-8273" office:value-type="float" office:value="292974.71783147">
            <text:p>292974,7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6">
            <text:p>336</text:p>
          </table:table-cell>
          <table:table-cell table:style-name="ce2" table:formula="of:=(50000+750*[.B337])/(1+5*EXP(-0.04*[.B337]))-8273" office:value-type="float" office:value="293724.801856962">
            <text:p>293724,8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7">
            <text:p>337</text:p>
          </table:table-cell>
          <table:table-cell table:style-name="ce2" table:formula="of:=(50000+750*[.B338])/(1+5*EXP(-0.04*[.B338]))-8273" office:value-type="float" office:value="294474.882801864">
            <text:p>294474,88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8">
            <text:p>338</text:p>
          </table:table-cell>
          <table:table-cell table:style-name="ce2" table:formula="of:=(50000+750*[.B339])/(1+5*EXP(-0.04*[.B339]))-8273" office:value-type="float" office:value="295224.96077857">
            <text:p>295224,96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9">
            <text:p>339</text:p>
          </table:table-cell>
          <table:table-cell table:style-name="ce2" table:formula="of:=(50000+750*[.B340])/(1+5*EXP(-0.04*[.B340]))-8273" office:value-type="float" office:value="295975.035895399">
            <text:p>295975,03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0">
            <text:p>340</text:p>
          </table:table-cell>
          <table:table-cell table:style-name="ce2" table:formula="of:=(50000+750*[.B341])/(1+5*EXP(-0.04*[.B341]))-8273" office:value-type="float" office:value="296725.108256737">
            <text:p>296725,1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1">
            <text:p>341</text:p>
          </table:table-cell>
          <table:table-cell table:style-name="ce2" table:formula="of:=(50000+750*[.B342])/(1+5*EXP(-0.04*[.B342]))-8273" office:value-type="float" office:value="297475.177963181">
            <text:p>297475,17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2">
            <text:p>342</text:p>
          </table:table-cell>
          <table:table-cell table:style-name="ce2" table:formula="of:=(50000+750*[.B343])/(1+5*EXP(-0.04*[.B343]))-8273" office:value-type="float" office:value="298225.245111677">
            <text:p>298225,24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3">
            <text:p>343</text:p>
          </table:table-cell>
          <table:table-cell table:style-name="ce2" table:formula="of:=(50000+750*[.B344])/(1+5*EXP(-0.04*[.B344]))-8273" office:value-type="float" office:value="298975.30979565">
            <text:p>298975,31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4">
            <text:p>344</text:p>
          </table:table-cell>
          <table:table-cell table:style-name="ce2" table:formula="of:=(50000+750*[.B345])/(1+5*EXP(-0.04*[.B345]))-8273" office:value-type="float" office:value="299725.372105131">
            <text:p>299725,37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5">
            <text:p>345</text:p>
          </table:table-cell>
          <table:table-cell table:style-name="ce2" table:formula="of:=(50000+750*[.B346])/(1+5*EXP(-0.04*[.B346]))-8273" office:value-type="float" office:value="300475.432126879">
            <text:p>300475,43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6">
            <text:p>346</text:p>
          </table:table-cell>
          <table:table-cell table:style-name="ce2" table:formula="of:=(50000+750*[.B347])/(1+5*EXP(-0.04*[.B347]))-8273" office:value-type="float" office:value="301225.489944501">
            <text:p>301225,49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7">
            <text:p>347</text:p>
          </table:table-cell>
          <table:table-cell table:style-name="ce2" table:formula="of:=(50000+750*[.B348])/(1+5*EXP(-0.04*[.B348]))-8273" office:value-type="float" office:value="301975.545638565">
            <text:p>301975,54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8">
            <text:p>348</text:p>
          </table:table-cell>
          <table:table-cell table:style-name="ce2" table:formula="of:=(50000+750*[.B349])/(1+5*EXP(-0.04*[.B349]))-8273" office:value-type="float" office:value="302725.59928671">
            <text:p>302725,59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9">
            <text:p>349</text:p>
          </table:table-cell>
          <table:table-cell table:style-name="ce2" table:formula="of:=(50000+750*[.B350])/(1+5*EXP(-0.04*[.B350]))-8273" office:value-type="float" office:value="303475.65096375">
            <text:p>303475,65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0">
            <text:p>350</text:p>
          </table:table-cell>
          <table:table-cell table:style-name="ce2" table:formula="of:=(50000+750*[.B351])/(1+5*EXP(-0.04*[.B351]))-8273" office:value-type="float" office:value="304225.700741778">
            <text:p>304225,7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1">
            <text:p>351</text:p>
          </table:table-cell>
          <table:table-cell table:style-name="ce2" table:formula="of:=(50000+750*[.B352])/(1+5*EXP(-0.04*[.B352]))-8273" office:value-type="float" office:value="304975.748690265">
            <text:p>304975,74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2">
            <text:p>352</text:p>
          </table:table-cell>
          <table:table-cell table:style-name="ce2" table:formula="of:=(50000+750*[.B353])/(1+5*EXP(-0.04*[.B353]))-8273" office:value-type="float" office:value="305725.794876153">
            <text:p>305725,79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3">
            <text:p>353</text:p>
          </table:table-cell>
          <table:table-cell table:style-name="ce2" table:formula="of:=(50000+750*[.B354])/(1+5*EXP(-0.04*[.B354]))-8273" office:value-type="float" office:value="306475.839363946">
            <text:p>306475,83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4">
            <text:p>354</text:p>
          </table:table-cell>
          <table:table-cell table:style-name="ce2" table:formula="of:=(50000+750*[.B355])/(1+5*EXP(-0.04*[.B355]))-8273" office:value-type="float" office:value="307225.882215803">
            <text:p>307225,88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5">
            <text:p>355</text:p>
          </table:table-cell>
          <table:table-cell table:style-name="ce2" table:formula="of:=(50000+750*[.B356])/(1+5*EXP(-0.04*[.B356]))-8273" office:value-type="float" office:value="307975.923491614">
            <text:p>307975,92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6">
            <text:p>356</text:p>
          </table:table-cell>
          <table:table-cell table:style-name="ce2" table:formula="of:=(50000+750*[.B357])/(1+5*EXP(-0.04*[.B357]))-8273" office:value-type="float" office:value="308725.963249093">
            <text:p>308725,96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7">
            <text:p>357</text:p>
          </table:table-cell>
          <table:table-cell table:style-name="ce2" table:formula="of:=(50000+750*[.B358])/(1+5*EXP(-0.04*[.B358]))-8273" office:value-type="float" office:value="309476.001543848">
            <text:p>309476,0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8">
            <text:p>358</text:p>
          </table:table-cell>
          <table:table-cell table:style-name="ce2" table:formula="of:=(50000+750*[.B359])/(1+5*EXP(-0.04*[.B359]))-8273" office:value-type="float" office:value="310226.038429461">
            <text:p>310226,03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9">
            <text:p>359</text:p>
          </table:table-cell>
          <table:table-cell table:style-name="ce2" table:formula="of:=(50000+750*[.B360])/(1+5*EXP(-0.04*[.B360]))-8273" office:value-type="float" office:value="310976.07395756">
            <text:p>310976,07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0">
            <text:p>360</text:p>
          </table:table-cell>
          <table:table-cell table:style-name="ce2" table:formula="of:=(50000+750*[.B361])/(1+5*EXP(-0.04*[.B361]))-8273" office:value-type="float" office:value="311726.108177895">
            <text:p>311726,1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1">
            <text:p>361</text:p>
          </table:table-cell>
          <table:table-cell table:style-name="ce2" table:formula="of:=(50000+750*[.B362])/(1+5*EXP(-0.04*[.B362]))-8273" office:value-type="float" office:value="312476.141138396">
            <text:p>312476,14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2">
            <text:p>362</text:p>
          </table:table-cell>
          <table:table-cell table:style-name="ce2" table:formula="of:=(50000+750*[.B363])/(1+5*EXP(-0.04*[.B363]))-8273" office:value-type="float" office:value="313226.172885249">
            <text:p>313226,17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3">
            <text:p>363</text:p>
          </table:table-cell>
          <table:table-cell table:style-name="ce2" table:formula="of:=(50000+750*[.B364])/(1+5*EXP(-0.04*[.B364]))-8273" office:value-type="float" office:value="313976.203462953">
            <text:p>313976,20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4">
            <text:p>364</text:p>
          </table:table-cell>
          <table:table-cell table:style-name="ce2" table:formula="of:=(50000+750*[.B365])/(1+5*EXP(-0.04*[.B365]))-8273" office:value-type="float" office:value="314726.232914385">
            <text:p>314726,23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5">
            <text:p>365</text:p>
          </table:table-cell>
          <table:table-cell table:style-name="ce2" table:formula="of:=(50000+750*[.B366])/(1+5*EXP(-0.04*[.B366]))-8273" office:value-type="float" office:value="315476.261280855">
            <text:p>315476,26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6">
            <text:p>366</text:p>
          </table:table-cell>
          <table:table-cell table:style-name="ce2" table:formula="of:=(50000+750*[.B367])/(1+5*EXP(-0.04*[.B367]))-8273" office:value-type="float" office:value="316226.288602166">
            <text:p>316226,28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7">
            <text:p>367</text:p>
          </table:table-cell>
          <table:table-cell table:style-name="ce2" table:formula="of:=(50000+750*[.B368])/(1+5*EXP(-0.04*[.B368]))-8273" office:value-type="float" office:value="316976.314916669">
            <text:p>316976,3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8">
            <text:p>368</text:p>
          </table:table-cell>
          <table:table-cell table:style-name="ce2" table:formula="of:=(50000+750*[.B369])/(1+5*EXP(-0.04*[.B369]))-8273" office:value-type="float" office:value="317726.340261313">
            <text:p>317726,34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9">
            <text:p>369</text:p>
          </table:table-cell>
          <table:table-cell table:style-name="ce2" table:formula="of:=(50000+750*[.B370])/(1+5*EXP(-0.04*[.B370]))-8273" office:value-type="float" office:value="318476.364671697">
            <text:p>318476,36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0">
            <text:p>370</text:p>
          </table:table-cell>
          <table:table-cell table:style-name="ce2" table:formula="of:=(50000+750*[.B371])/(1+5*EXP(-0.04*[.B371]))-8273" office:value-type="float" office:value="319226.38818212">
            <text:p>319226,38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1">
            <text:p>371</text:p>
          </table:table-cell>
          <table:table-cell table:style-name="ce2" table:formula="of:=(50000+750*[.B372])/(1+5*EXP(-0.04*[.B372]))-8273" office:value-type="float" office:value="319976.410825627">
            <text:p>319976,4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2">
            <text:p>372</text:p>
          </table:table-cell>
          <table:table-cell table:style-name="ce2" table:formula="of:=(50000+750*[.B373])/(1+5*EXP(-0.04*[.B373]))-8273" office:value-type="float" office:value="320726.432634058">
            <text:p>320726,43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3">
            <text:p>373</text:p>
          </table:table-cell>
          <table:table-cell table:style-name="ce2" table:formula="of:=(50000+750*[.B374])/(1+5*EXP(-0.04*[.B374]))-8273" office:value-type="float" office:value="321476.453638084">
            <text:p>321476,45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4">
            <text:p>374</text:p>
          </table:table-cell>
          <table:table-cell table:style-name="ce2" table:formula="of:=(50000+750*[.B375])/(1+5*EXP(-0.04*[.B375]))-8273" office:value-type="float" office:value="322226.47386726">
            <text:p>322226,47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5">
            <text:p>375</text:p>
          </table:table-cell>
          <table:table-cell table:style-name="ce2" table:formula="of:=(50000+750*[.B376])/(1+5*EXP(-0.04*[.B376]))-8273" office:value-type="float" office:value="322976.493350057">
            <text:p>322976,49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6">
            <text:p>376</text:p>
          </table:table-cell>
          <table:table-cell table:style-name="ce2" table:formula="of:=(50000+750*[.B377])/(1+5*EXP(-0.04*[.B377]))-8273" office:value-type="float" office:value="323726.512113903">
            <text:p>323726,5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7">
            <text:p>377</text:p>
          </table:table-cell>
          <table:table-cell table:style-name="ce2" table:formula="of:=(50000+750*[.B378])/(1+5*EXP(-0.04*[.B378]))-8273" office:value-type="float" office:value="324476.530185228">
            <text:p>324476,53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8">
            <text:p>378</text:p>
          </table:table-cell>
          <table:table-cell table:style-name="ce2" table:formula="of:=(50000+750*[.B379])/(1+5*EXP(-0.04*[.B379]))-8273" office:value-type="float" office:value="325226.547589488">
            <text:p>325226,54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9">
            <text:p>379</text:p>
          </table:table-cell>
          <table:table-cell table:style-name="ce2" table:formula="of:=(50000+750*[.B380])/(1+5*EXP(-0.04*[.B380]))-8273" office:value-type="float" office:value="325976.564351214">
            <text:p>325976,5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0">
            <text:p>380</text:p>
          </table:table-cell>
          <table:table-cell table:style-name="ce2" table:formula="of:=(50000+750*[.B381])/(1+5*EXP(-0.04*[.B381]))-8273" office:value-type="float" office:value="326726.580494033">
            <text:p>326726,58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1">
            <text:p>381</text:p>
          </table:table-cell>
          <table:table-cell table:style-name="ce2" table:formula="of:=(50000+750*[.B382])/(1+5*EXP(-0.04*[.B382]))-8273" office:value-type="float" office:value="327476.596040711">
            <text:p>327476,59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2">
            <text:p>382</text:p>
          </table:table-cell>
          <table:table-cell table:style-name="ce2" table:formula="of:=(50000+750*[.B383])/(1+5*EXP(-0.04*[.B383]))-8273" office:value-type="float" office:value="328226.611013179">
            <text:p>328226,6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3">
            <text:p>383</text:p>
          </table:table-cell>
          <table:table-cell table:style-name="ce2" table:formula="of:=(50000+750*[.B384])/(1+5*EXP(-0.04*[.B384]))-8273" office:value-type="float" office:value="328976.625432565">
            <text:p>328976,6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4">
            <text:p>384</text:p>
          </table:table-cell>
          <table:table-cell table:style-name="ce2" table:formula="of:=(50000+750*[.B385])/(1+5*EXP(-0.04*[.B385]))-8273" office:value-type="float" office:value="329726.639319221">
            <text:p>329726,63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5">
            <text:p>385</text:p>
          </table:table-cell>
          <table:table-cell table:style-name="ce2" table:formula="of:=(50000+750*[.B386])/(1+5*EXP(-0.04*[.B386]))-8273" office:value-type="float" office:value="330476.652692756">
            <text:p>330476,65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6">
            <text:p>386</text:p>
          </table:table-cell>
          <table:table-cell table:style-name="ce2" table:formula="of:=(50000+750*[.B387])/(1+5*EXP(-0.04*[.B387]))-8273" office:value-type="float" office:value="331226.665572059">
            <text:p>331226,66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7">
            <text:p>387</text:p>
          </table:table-cell>
          <table:table-cell table:style-name="ce2" table:formula="of:=(50000+750*[.B388])/(1+5*EXP(-0.04*[.B388]))-8273" office:value-type="float" office:value="331976.677975327">
            <text:p>331976,67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8">
            <text:p>388</text:p>
          </table:table-cell>
          <table:table-cell table:style-name="ce2" table:formula="of:=(50000+750*[.B389])/(1+5*EXP(-0.04*[.B389]))-8273" office:value-type="float" office:value="332726.68992009">
            <text:p>332726,69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9">
            <text:p>389</text:p>
          </table:table-cell>
          <table:table-cell table:style-name="ce2" table:formula="of:=(50000+750*[.B390])/(1+5*EXP(-0.04*[.B390]))-8273" office:value-type="float" office:value="333476.701423234">
            <text:p>333476,7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0">
            <text:p>390</text:p>
          </table:table-cell>
          <table:table-cell table:style-name="ce2" table:formula="of:=(50000+750*[.B391])/(1+5*EXP(-0.04*[.B391]))-8273" office:value-type="float" office:value="334226.712501027">
            <text:p>334226,7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1">
            <text:p>391</text:p>
          </table:table-cell>
          <table:table-cell table:style-name="ce2" table:formula="of:=(50000+750*[.B392])/(1+5*EXP(-0.04*[.B392]))-8273" office:value-type="float" office:value="334976.723169139">
            <text:p>334976,72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2">
            <text:p>392</text:p>
          </table:table-cell>
          <table:table-cell table:style-name="ce2" table:formula="of:=(50000+750*[.B393])/(1+5*EXP(-0.04*[.B393]))-8273" office:value-type="float" office:value="335726.733442667">
            <text:p>335726,73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3">
            <text:p>393</text:p>
          </table:table-cell>
          <table:table-cell table:style-name="ce2" table:formula="of:=(50000+750*[.B394])/(1+5*EXP(-0.04*[.B394]))-8273" office:value-type="float" office:value="336476.743336152">
            <text:p>336476,74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4">
            <text:p>394</text:p>
          </table:table-cell>
          <table:table-cell table:style-name="ce2" table:formula="of:=(50000+750*[.B395])/(1+5*EXP(-0.04*[.B395]))-8273" office:value-type="float" office:value="337226.752863603">
            <text:p>337226,75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5">
            <text:p>395</text:p>
          </table:table-cell>
          <table:table-cell table:style-name="ce2" table:formula="of:=(50000+750*[.B396])/(1+5*EXP(-0.04*[.B396]))-8273" office:value-type="float" office:value="337976.762038513">
            <text:p>337976,76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6">
            <text:p>396</text:p>
          </table:table-cell>
          <table:table-cell table:style-name="ce2" table:formula="of:=(50000+750*[.B397])/(1+5*EXP(-0.04*[.B397]))-8273" office:value-type="float" office:value="338726.770873881">
            <text:p>338726,77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7">
            <text:p>397</text:p>
          </table:table-cell>
          <table:table-cell table:style-name="ce2" table:formula="of:=(50000+750*[.B398])/(1+5*EXP(-0.04*[.B398]))-8273" office:value-type="float" office:value="339476.779382228">
            <text:p>339476,77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8">
            <text:p>398</text:p>
          </table:table-cell>
          <table:table-cell table:style-name="ce2" table:formula="of:=(50000+750*[.B399])/(1+5*EXP(-0.04*[.B399]))-8273" office:value-type="float" office:value="340226.787575615">
            <text:p>340226,78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9">
            <text:p>399</text:p>
          </table:table-cell>
          <table:table-cell table:style-name="ce2" table:formula="of:=(50000+750*[.B400])/(1+5*EXP(-0.04*[.B400]))-8273" office:value-type="float" office:value="340976.79546566">
            <text:p>340976,79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0">
            <text:p>400</text:p>
          </table:table-cell>
          <table:table-cell table:style-name="ce2" table:formula="of:=(50000+750*[.B401])/(1+5*EXP(-0.04*[.B401]))-8273" office:value-type="float" office:value="341726.803063555">
            <text:p>341726,803</text:p>
          </table:table-cell>
          <table:table-cell table:number-columns-repeated="4"/>
        </table:table-row>
        <table:table-row table:style-name="ro1" table:number-rows-repeated="1048174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Mining" table:style-name="ta1" table:print="false">
        <table:table-column table:style-name="co9" table:default-cell-style-name="Default"/>
        <table:table-column table:style-name="co6" table:number-columns-repeated="2" table:default-cell-style-name="Default"/>
        <table:table-row table:style-name="ro1">
          <table:table-cell office:value-type="string">
            <text:p>Block</text:p>
          </table:table-cell>
          <table:table-cell office:value-type="string">
            <text:p>id</text:p>
          </table:table-cell>
          <table:table-cell office:value-type="string">
            <text:p>exp</text:p>
          </table:table-cell>
        </table:table-row>
        <table:table-row table:style-name="ro1">
          <table:table-cell office:value-type="string">
            <text:p>Obsidian</text:p>
          </table:table-cell>
          <table:table-cell office:value-type="float" office:value="49">
            <text:p>49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Steinkohle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Diamanterz</text:p>
          </table:table-cell>
          <table:table-cell office:value-type="float" office:value="56">
            <text:p>56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Smaragderz</text:p>
          </table:table-cell>
          <table:table-cell office:value-type="float" office:value="129">
            <text:p>129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string">
            <text:p>Endstein</text:p>
          </table:table-cell>
          <table:table-cell office:value-type="float" office:value="121">
            <text:p>12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Golderz</text:p>
          </table:table-cell>
          <table:table-cell office:value-type="float" office:value="14">
            <text:p>14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Eisenerz</text:p>
          </table:table-cell>
          <table:table-cell table:number-columns-repeated="2" office:value-type="float" office:value="15">
            <text:p>15</text:p>
          </table:table-cell>
        </table:table-row>
        <table:table-row table:style-name="ro1">
          <table:table-cell office:value-type="string">
            <text:p>Lapislazuli-Erz</text:p>
          </table:table-cell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Netherquarzerz</text:p>
          </table:table-cell>
          <table:table-cell office:value-type="float" office:value="153">
            <text:p>15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Redstone-Erz</text:p>
          </table:table-cell>
          <table:table-cell table:style-name="ce4" office:value-type="string">
            <text:p>73/74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Stein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Sandstein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etherstein</text:p>
          </table:table-cell>
          <table:table-cell office:value-type="float" office:value="87">
            <text:p>87</text:p>
          </table:table-cell>
          <table:table-cell office:value-type="float" office:value="1">
            <text:p>1</text:p>
          </table:table-cell>
        </table:table-row>
        <table:table-row table:style-name="ro1" table:number-rows-repeated="1048561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digging" table:style-name="ta1" table:print="false">
        <table:table-column table:style-name="co6" table:number-columns-repeated="3" table:default-cell-style-name="Default"/>
        <table:table-row table:style-name="ro1">
          <table:table-cell office:value-type="string">
            <text:p>Block</text:p>
          </table:table-cell>
          <table:table-cell office:value-type="string">
            <text:p>id</text:p>
          </table:table-cell>
          <table:table-cell office:value-type="string">
            <text:p>exp</text:p>
          </table:table-cell>
        </table:table-row>
        <table:table-row table:style-name="ro1">
          <table:table-cell office:value-type="string">
            <text:p>Clay</text:p>
          </table:table-cell>
          <table:table-cell office:value-type="float" office:value="82">
            <text:p>8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Farmland</text:p>
          </table:table-cell>
          <table:table-cell office:value-type="float" office:value="60">
            <text:p>6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Grass Block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Gravel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Mycelium</text:p>
          </table:table-cell>
          <table:table-cell office:value-type="float" office:value="110">
            <text:p>11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Dirt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Sand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Soul Sand</text:p>
          </table:table-cell>
          <table:table-cell office:value-type="float" office:value="88">
            <text:p>8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Snow Block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now</text:p>
          </table:table-cell>
          <table:table-cell office:value-type="float" office:value="87">
            <text:p>87</text:p>
          </table:table-cell>
          <table:table-cell office:value-type="float" office:value="0">
            <text:p>0</text:p>
          </table:table-cell>
        </table:table-row>
        <table:table-row table:style-name="ro1" table:number-rows-repeated="1048564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acrobatics" table:style-name="ta1" table:print="false">
        <table:table-column table:style-name="co10" table:default-cell-style-name="ce4"/>
        <table:table-column table:style-name="co6" table:default-cell-style-name="Default"/>
        <table:table-row table:style-name="ro1">
          <table:table-cell office:value-type="string">
            <text:p>EXP</text:p>
          </table:table-cell>
          <table:table-cell/>
        </table:table-row>
        <table:table-row table:style-name="ro1">
          <table:table-cell table:style-name="Default" office:value-type="float" office:value="5">
            <text:p>5</text:p>
          </table:table-cell>
          <table:table-cell office:value-type="string">
            <text:p>per Jump</text:p>
          </table:table-cell>
        </table:table-row>
        <table:table-row table:style-name="ro1">
          <table:table-cell office:value-type="string">
            <text:p>10*Lost healt</text:p>
          </table:table-cell>
          <table:table-cell office:value-type="string">
            <text:p>per fall</text:p>
          </table:table-cell>
        </table:table-row>
      </table:table>
      <table:table table:name="swimming" table:style-name="ta1" table:print="false">
        <table:table-column table:style-name="co6" table:number-columns-repeated="2" table:default-cell-style-name="Default"/>
        <table:table-row table:style-name="ro1">
          <table:table-cell office:value-type="string">
            <text:p>Exp</text:p>
          </table:table-cell>
          <table:table-cell/>
        </table:table-row>
        <table:table-row table:style-name="ro1">
          <table:table-cell office:value-type="string">
            <text:p>1 Exp</text:p>
          </table:table-cell>
          <table:table-cell office:value-type="string">
            <text:p>per second</text:p>
          </table:table-cell>
        </table:table-row>
      </table:table>
      <table:table table:name="armorer" table:style-name="ta1" table:print="false">
        <table:table-column table:style-name="co6" table:number-columns-repeated="2" table:default-cell-style-name="Default"/>
        <table:table-row table:style-name="ro1">
          <table:table-cell office:value-type="string">
            <text:p>EXP</text:p>
          </table:table-cell>
          <table:table-cell/>
        </table:table-row>
        <table:table-row table:style-name="ro1">
          <table:table-cell office:value-type="string">
            <text:p>dmg*10</text:p>
          </table:table-cell>
          <table:table-cell office:value-type="string">
            <text:p>per hit</text:p>
          </table:table-cell>
        </table:table-row>
      </table:table>
      <table:table table:name="alchemy" table:style-name="ta1" table:print="false">
        <table:table-column table:style-name="co11" table:default-cell-style-name="Default"/>
        <table:table-column table:style-name="co6" table:number-columns-repeated="2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ID</text:p>
          </table:table-cell>
          <table:table-cell office:value-type="string">
            <text:p>EXP</text:p>
          </table:table-cell>
        </table:table-row>
        <table:table-row table:style-name="ro1">
          <table:table-cell office:value-type="string">
            <text:p>Tier 1</text:p>
          </table:table-cell>
          <table:table-cell table:number-columns-repeated="2" office:value-type="string">
            <text:p>###########</text:p>
          </table:table-cell>
        </table:table-row>
        <table:table-row table:style-name="ro1">
          <table:table-cell office:value-type="string">
            <text:p>Awkward Potion<text:tab/></text:p>
          </table:table-cell>
          <table:table-cell table:style-name="ce5" office:value-type="string">
            <text:p>373:16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<text:s/>Mundane Potion <text:s/>(extended)</text:p>
          </table:table-cell>
          <table:table-cell table:style-name="ce5" office:value-type="string">
            <text:p>373:64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<text:s/>Mundane Potion<text:tab/></text:p>
          </table:table-cell>
          <table:table-cell table:style-name="ce5" office:value-type="string">
            <text:p>373:64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<text:s/>Thick Potion<text:tab/></text:p>
          </table:table-cell>
          <table:table-cell table:style-name="ce5" office:value-type="string">
            <text:p>373:3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<text:s/>Potion of Weakness<text:tab/></text:p>
          </table:table-cell>
          <table:table-cell table:style-name="ce5" office:value-type="string">
            <text:p>373:820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Tier 2</text:p>
          </table:table-cell>
          <table:table-cell table:style-name="ce5" office:value-type="string">
            <text:p>###########</text:p>
          </table:table-cell>
          <table:table-cell office:value-type="string">
            <text:p>###########</text:p>
          </table:table-cell>
        </table:table-row>
        <table:table-row table:style-name="ro1">
          <table:table-cell office:value-type="string">
            <text:p>Potion of Healing<text:tab/></text:p>
          </table:table-cell>
          <table:table-cell table:style-name="ce5" office:value-type="string">
            <text:p>373:8197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<text:s/>Potion of Fire Resistance<text:tab/></text:p>
          </table:table-cell>
          <table:table-cell table:style-name="ce5" office:value-type="string">
            <text:p>373:8195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<text:s/>Potion of Regeneration<text:tab/></text:p>
          </table:table-cell>
          <table:table-cell table:style-name="ce5" office:value-type="string">
            <text:p>373:8193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<text:s/>Potion of Strength<text:tab/></text:p>
          </table:table-cell>
          <table:table-cell table:style-name="ce5" office:value-type="string">
            <text:p>373:8201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<text:s/>Potion of Swiftness<text:tab/></text:p>
          </table:table-cell>
          <table:table-cell table:style-name="ce5" office:value-type="string">
            <text:p>373:8194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<text:s/>Potion of Night Vision<text:tab/></text:p>
          </table:table-cell>
          <table:table-cell table:style-name="ce5" office:value-type="string">
            <text:p>373:8198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Potion of Poison<text:tab/></text:p>
          </table:table-cell>
          <table:table-cell table:style-name="ce5" office:value-type="string">
            <text:p>373:8196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<text:s/>Potion of Weakness<text:tab/></text:p>
          </table:table-cell>
          <table:table-cell table:style-name="ce5" office:value-type="string">
            <text:p>373:8200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<text:s/>Potion of Weakness (extended)</text:p>
          </table:table-cell>
          <table:table-cell table:style-name="ce5" office:value-type="string">
            <text:p>373:8264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Tier 3</text:p>
          </table:table-cell>
          <table:table-cell table:style-name="ce5" office:value-type="string">
            <text:p>###########</text:p>
          </table:table-cell>
          <table:table-cell office:value-type="string">
            <text:p>###########</text:p>
          </table:table-cell>
        </table:table-row>
        <table:table-row table:style-name="ro1">
          <table:table-cell office:value-type="string">
            <text:p>Potion of Fire Resistance <text:s/>(extended)</text:p>
          </table:table-cell>
          <table:table-cell table:style-name="ce5" office:value-type="string">
            <text:p>373:8259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<text:s/>Potion of Healing II<text:tab/></text:p>
          </table:table-cell>
          <table:table-cell table:style-name="ce5" office:value-type="string">
            <text:p>373:8229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<text:s/>Potion of Regeneration <text:s/>(extended)</text:p>
          </table:table-cell>
          <table:table-cell table:style-name="ce5" office:value-type="string">
            <text:p>373:8257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<text:s/>Potion of Regeneration II<text:tab/></text:p>
          </table:table-cell>
          <table:table-cell table:style-name="ce5" office:value-type="string">
            <text:p>373:8225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<text:s/>Potion of Strength <text:s/>(extended) </text:p>
          </table:table-cell>
          <table:table-cell table:style-name="ce5" office:value-type="string">
            <text:p>373:8265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<text:s/>Potion of Strength II<text:tab/></text:p>
          </table:table-cell>
          <table:table-cell table:style-name="ce5" office:value-type="string">
            <text:p>373:8297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<text:s/>Potion of Swiftness <text:s/>(extended)</text:p>
          </table:table-cell>
          <table:table-cell table:style-name="ce5" office:value-type="string">
            <text:p>373:8258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<text:s/>Potion of Swiftness II<text:tab/></text:p>
          </table:table-cell>
          <table:table-cell table:style-name="ce5" office:value-type="string">
            <text:p>373:8226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<text:s/>Potion of Night Vision <text:s/>(extended) </text:p>
          </table:table-cell>
          <table:table-cell table:style-name="ce5" office:value-type="string">
            <text:p>373:8262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<text:s/>Potion of Invisibility<text:tab/></text:p>
          </table:table-cell>
          <table:table-cell table:style-name="ce5" office:value-type="string">
            <text:p>373:8206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<text:s/>Potion of Invisibility <text:s/>(extended)</text:p>
          </table:table-cell>
          <table:table-cell table:style-name="ce5" office:value-type="string">
            <text:p>373:827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Potion of Harming<text:tab/></text:p>
          </table:table-cell>
          <table:table-cell table:style-name="ce5" office:value-type="string">
            <text:p>373:8204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<text:s/>Potion of Harming II<text:tab/></text:p>
          </table:table-cell>
          <table:table-cell table:style-name="ce5" office:value-type="string">
            <text:p>373:8236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<text:s/>Potion of Poison II<text:tab/></text:p>
          </table:table-cell>
          <table:table-cell table:style-name="ce5" office:value-type="string">
            <text:p>373:8292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<text:s/>Potion of Poison (extended) </text:p>
          </table:table-cell>
          <table:table-cell table:style-name="ce5" office:value-type="string">
            <text:p>373:826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<text:s/>Potion of Slowness<text:tab/></text:p>
          </table:table-cell>
          <table:table-cell table:style-name="ce5" office:value-type="string">
            <text:p>373:8202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<text:s/>Potion of Slowness (extended) </text:p>
          </table:table-cell>
          <table:table-cell table:style-name="ce5" office:value-type="string">
            <text:p>373:8266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<text:s/>Potion of Weakness (extended) </text:p>
          </table:table-cell>
          <table:table-cell table:style-name="ce5" office:value-type="string">
            <text:p>373:8264</text:p>
          </table:table-cell>
          <table:table-cell office:value-type="float" office:value="60">
            <text:p>60</text:p>
          </table:table-cell>
        </table:table-row>
        <table:table-row table:style-name="ro1" table:number-rows-repeated="1048538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wood cutting" table:style-name="ta1" table:print="false">
        <table:table-column table:style-name="co6" table:number-columns-repeated="3" table:default-cell-style-name="Default"/>
        <table:table-row table:style-name="ro1">
          <table:table-cell office:value-type="string">
            <text:p>Block</text:p>
          </table:table-cell>
          <table:table-cell office:value-type="string">
            <text:p>id</text:p>
          </table:table-cell>
          <table:table-cell office:value-type="string">
            <text:p>exp</text:p>
          </table:table-cell>
        </table:table-row>
        <table:table-row table:style-name="ro1">
          <table:table-cell office:value-type="string">
            <text:p>Wood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</table:table-row>
      </table:table>
      <table:table table:name="Hunting" table:style-name="ta1" table:print="false">
        <table:table-column table:style-name="co12" table:default-cell-style-name="Default"/>
        <table:table-column table:style-name="co6" table:number-columns-repeated="2" table:default-cell-style-name="Default"/>
        <table:table-row table:style-name="ro1">
          <table:table-cell office:value-type="string">
            <text:p>Mob</text:p>
          </table:table-cell>
          <table:table-cell office:value-type="string">
            <text:p>Network id</text:p>
          </table:table-cell>
          <table:table-cell office:value-type="string">
            <text:p>Exp</text:p>
          </table:table-cell>
        </table:table-row>
        <table:table-row table:style-name="ro1">
          <table:table-cell office:value-type="string">
            <text:p>Passive</text:p>
          </table:table-cell>
          <table:table-cell table:number-columns-repeated="2" office:value-type="string">
            <text:p>###########</text:p>
          </table:table-cell>
        </table:table-row>
        <table:table-row table:style-name="ro1">
          <table:table-cell office:value-type="string">
            <text:p>Bat</text:p>
          </table:table-cell>
          <table:table-cell office:value-type="float" office:value="65">
            <text:p>6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Chicken</text:p>
          </table:table-cell>
          <table:table-cell office:value-type="float" office:value="93">
            <text:p>9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Cow</text:p>
          </table:table-cell>
          <table:table-cell office:value-type="float" office:value="92">
            <text:p>9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Mooshroom</text:p>
          </table:table-cell>
          <table:table-cell office:value-type="float" office:value="96">
            <text:p>9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Ocelot</text:p>
          </table:table-cell>
          <table:table-cell office:value-type="float" office:value="98">
            <text:p>9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Pig</text:p>
          </table:table-cell>
          <table:table-cell office:value-type="float" office:value="90">
            <text:p>9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Sheep</text:p>
          </table:table-cell>
          <table:table-cell office:value-type="float" office:value="91">
            <text:p>9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Squid</text:p>
          </table:table-cell>
          <table:table-cell office:value-type="float" office:value="94">
            <text:p>9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Villager</text:p>
          </table:table-cell>
          <table:table-cell office:value-type="float" office:value="120">
            <text:p>12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Neutral</text:p>
          </table:table-cell>
          <table:table-cell table:number-columns-repeated="2" office:value-type="string">
            <text:p>###########</text:p>
          </table:table-cell>
        </table:table-row>
        <table:table-row table:style-name="ro1">
          <table:table-cell office:value-type="string">
            <text:p>Enderman</text:p>
          </table:table-cell>
          <table:table-cell office:value-type="float" office:value="58">
            <text:p>58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Wolf</text:p>
          </table:table-cell>
          <table:table-cell office:value-type="float" office:value="95">
            <text:p>9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Zombie Pigman</text:p>
          </table:table-cell>
          <table:table-cell office:value-type="float" office:value="57">
            <text:p>5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Horse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Hostile</text:p>
          </table:table-cell>
          <table:table-cell table:number-columns-repeated="2" office:value-type="string">
            <text:p>###########</text:p>
          </table:table-cell>
        </table:table-row>
        <table:table-row table:style-name="ro1">
          <table:table-cell office:value-type="string">
            <text:p>Blaze</text:p>
          </table:table-cell>
          <table:table-cell office:value-type="float" office:value="61">
            <text:p>61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Cave Spider</text:p>
          </table:table-cell>
          <table:table-cell office:value-type="float" office:value="59">
            <text:p>59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Creeper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Ghast</text:p>
          </table:table-cell>
          <table:table-cell office:value-type="float" office:value="56">
            <text:p>56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string">
            <text:p>Magma Cube</text:p>
          </table:table-cell>
          <table:table-cell office:value-type="float" office:value="62">
            <text:p>6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Silverfish</text:p>
          </table:table-cell>
          <table:table-cell office:value-type="float" office:value="60">
            <text:p>6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Skeleton</text:p>
          </table:table-cell>
          <table:table-cell office:value-type="float" office:value="51">
            <text:p>51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Slime</text:p>
          </table:table-cell>
          <table:table-cell office:value-type="float" office:value="55">
            <text:p>5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Spider</text:p>
          </table:table-cell>
          <table:table-cell office:value-type="float" office:value="52">
            <text:p>5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Spider Jockey</text:p>
          </table:table-cell>
          <table:table-cell table:style-name="ce4" office:value-type="string">
            <text:p>52/51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Witch</text:p>
          </table:table-cell>
          <table:table-cell office:value-type="float" office:value="66">
            <text:p>66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string">
            <text:p>Wither Skeleton</text:p>
          </table:table-cell>
          <table:table-cell office:value-type="float" office:value="51">
            <text:p>51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Zombie</text:p>
          </table:table-cell>
          <table:table-cell office:value-type="float" office:value="54">
            <text:p>5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Zombie Villager</text:p>
          </table:table-cell>
          <table:table-cell office:value-type="float" office:value="54">
            <text:p>54</text:p>
          </table:table-cell>
          <table:table-cell office:value-type="float" office:value="10">
            <text:p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text>Ja</number:text>
    </number:number-style>
    <number:number-style style:name="N135P1" style:volatile="true">
      <number:text>Ja</number:text>
    </number:number-style>
    <number:number-style style:name="N135">
      <number:text>Nein</number:text>
      <style:map style:condition="value()&gt;0" style:apply-style-name="N135P0"/>
      <style:map style:condition="value()&lt;0" style:apply-style-name="N135P1"/>
    </number:number-style>
    <number:number-style style:name="N137P0" style:volatile="true">
      <number:text>Wahr</number:text>
    </number:number-style>
    <number:number-style style:name="N137P1" style:volatile="true">
      <number:text>Wahr</number:text>
    </number:number-style>
    <number:number-style style:name="N137">
      <number:text>Falsch</number:text>
      <style:map style:condition="value()&gt;0" style:apply-style-name="N137P0"/>
      <style:map style:condition="value()&lt;0" style:apply-style-name="N137P1"/>
    </number:number-style>
    <number:number-style style:name="N139P0" style:volatile="true">
      <number:text>Ein</number:text>
    </number:number-style>
    <number:number-style style:name="N139P1" style:volatile="true">
      <number:text>Ein</number:text>
    </number:number-style>
    <number:number-style style:name="N139">
      <number:text>Aus</number:text>
      <style:map style:condition="value()&gt;0" style:apply-style-name="N139P0"/>
      <style:map style:condition="value()&lt;0" style:apply-style-name="N139P1"/>
    </number:number-style>
    <number:currency-style style:name="N14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4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41P0"/>
    </number:currency-style>
    <number:number-style style:name="N142">
      <number:number number:decimal-places="3" number:min-integer-digits="1"/>
    </number:number-style>
    <number:number-style style:name="N143">
      <number:number number:decimal-places="3" number:min-integer-digits="1" number:grouping="true"/>
    </number:number-style>
    <number:date-style style:name="N5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5107" number:language="de" number:country="DE">
      <number:day number:style="long"/>
      <number:text>. </number:text>
      <number:month number:textual="true"/>
    </number:date-style>
    <number:date-style style:name="N5108" number:language="de" number:country="DE">
      <number:month number:textual="true"/>
      <number:text> </number:text>
      <number:year/>
    </number:date-style>
    <number:time-style style:name="N5109" number:language="de" number:country="DE">
      <number:hours/>
      <number:text>:</number:text>
      <number:minutes number:style="long"/>
      <number:text> </number:text>
      <number:am-pm/>
    </number:time-style>
    <number:time-style style:name="N5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de" number:country="DE">
      <number:number number:decimal-places="0" number:min-integer-digits="1" number:grouping="true"/>
      <number:text>   </number:text>
    </number:number-style>
    <number:number-style style:name="N5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de" number:country="DE">
      <number:number number:decimal-places="0" number:min-integer-digits="1" number:grouping="true"/>
      <number:text>   </number:text>
    </number:number-style>
    <number:number-style style:name="N5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de" number:country="DE">
      <number:number number:decimal-places="2" number:min-integer-digits="1" number:grouping="true"/>
      <number:text>   </number:text>
    </number:number-style>
    <number:number-style style:name="N5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de" number:country="DE">
      <number:number number:decimal-places="2" number:min-integer-digits="1" number:grouping="true"/>
      <number:text>   </number:text>
    </number:number-style>
    <number:number-style style:name="N5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de" number:country="DE">
      <number:number number:decimal-places="0" number:min-integer-digits="1" number:grouping="true"/>
      <number:text> €</number:text>
    </number:number-style>
    <number:number-style style:name="N5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de" number:country="DE">
      <number:number number:decimal-places="0" number:min-integer-digits="1" number:grouping="true"/>
      <number:text> €</number:text>
    </number:number-style>
    <number:number-style style:name="N5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de" number:country="DE">
      <number:number number:decimal-places="2" number:min-integer-digits="1" number:grouping="true"/>
      <number:text> €</number:text>
    </number:number-style>
    <number:number-style style:name="N5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de" number:country="DE">
      <number:number number:decimal-places="2" number:min-integer-digits="1" number:grouping="true"/>
      <number:text> €</number:text>
    </number:number-style>
    <number:number-style style:name="N5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fo:color="#000000" style:font-name="Calibri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cm" fo:margin-bottom="2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26">26.07.2013</text:date>, <text:time>14:37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>
    <meta:creation-date>2009-04-16T11:32:48.39</meta:creation-date>
    <meta:editing-duration>PT3H51M13S</meta:editing-duration>
    <meta:editing-cycles>8</meta:editing-cycles>
    <meta:generator>OpenOffice.org/3.3$Win32 OpenOffice.org_project/330m20$Build-9567</meta:generator>
    <dc:date>2013-07-26T14:36:38.29</dc:date>
    <meta:document-statistic meta:table-count="11" meta:cell-count="1232" meta:object-count="3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spline-order="3" chart:right-angled-axes="true" chart:mean-value="true" chart:regression-type="exponential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mean-value="true" chart:regression-type="exponential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9.774cm" svg:height="14.4cm" xlink:href=".." xlink:type="simple" chart:class="chart:line" chart:style-name="ch1">
        <chart:legend chart:legend-position="end" svg:x="23.938cm" svg:y="6.654cm" chart:style-name="ch2"/>
        <chart:plot-area chart:style-name="ch3" table:cell-range-address="'MC EXP'.A1:'MC EXP'.B41" chart:data-source-has-labels="both" svg:x="1.043cm" svg:y="1.365cm" svg:width="21.701cm" svg:height="12.404cm">
          <chartooo:coordinate-region svg:x="2.035cm" svg:y="1.577cm" svg:width="20.523cm" svg:height="11.519cm"/>
          <chart:axis chart:dimension="x" chart:name="primary-x" chart:style-name="ch4">
            <chart:categories table:cell-range-address="'MC EXP'.A2:'MC EXP'.A4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MC EXP'.B2:'MC EXP'.B41" chart:label-cell-address="'MC EXP'.B1:'MC EXP'.B1" chart:class="chart:line">
            <chart:mean-value chart:style-name="ch7"/>
            <chart:regression-curve chart:style-name="ch7">
              <chart:equation chart:display-r-square="true" svg:x="23.544cm" svg:y="9.274cm"/>
            </chart:regression-curve>
            <chart:data-point chart:repeated="4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p</text:p>
                <draw:g>
                  <svg:desc>'MC EXP'.B1:'MC EXP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'MC EXP'.A2:'MC EXP'.A41</svg:desc>
                </draw:g>
              </table:table-cell>
              <table:table-cell office:value-type="float" office:value="17">
                <text:p>17</text:p>
                <draw:g>
                  <svg:desc>'MC EXP'.B2:'MC EXP'.B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07">
                <text:p>60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57">
                <text:p>65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66">
                <text:p>76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87">
                <text:p>88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56">
                <text:p>95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32">
                <text:p>103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15">
                <text:p>111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05">
                <text:p>120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302">
                <text:p>130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06">
                <text:p>140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17">
                <text:p>151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635">
                <text:p>163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760">
                <text:p>176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>
    <meta:generator>OpenOffice.org/3.3$Win32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42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4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2">
      <style:graphic-properties draw:stroke="non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5.029cm" svg:height="13.635cm" xlink:href=".." xlink:type="simple" chart:class="chart:bar" chart:style-name="ch1">
        <chart:legend chart:legend-position="end" svg:x="33.32cm" svg:y="6.509cm" chart:style-name="ch2"/>
        <chart:plot-area chart:style-name="ch3" table:cell-range-address="'Mod EXP'.C1:'Mod EXP'.C201" chart:data-source-has-labels="row" svg:x="1.15cm" svg:y="1.223cm" svg:width="30.77cm" svg:height="11.72cm">
          <chartooo:coordinate-region svg:x="3.174cm" svg:y="1.435cm" svg:width="28.68cm" svg:height="10.41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Mod EXP'.C2:'Mod EXP'.C201" chart:label-cell-address="'Mod EXP'.C1:'Mod EXP'.C1" chart:class="chart:bar">
            <chart:data-point chart:repeated="2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p 1</text:p>
                <draw:g>
                  <svg:desc>'Mod EXP'.C1:'Mod EXP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71.049228611288">
                <text:p>471.049228611288</text:p>
                <draw:g>
                  <svg:desc>'Mod EXP'.C2:'Mod EXP'.C2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97.910950711244">
                <text:p>897.9109507112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41.3191782853">
                <text:p>1341.31917828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01.66860628914">
                <text:p>1801.668606289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79.3466014156">
                <text:p>2279.34660141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774.73180459044">
                <text:p>2774.731804590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88.19268483274">
                <text:p>3288.192684832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820.08604950679">
                <text:p>3820.086049506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370.75551673165">
                <text:p>4370.755516731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940.5299564605">
                <text:p>4940.52995646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29.72190748558">
                <text:p>5529.721907485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138.62597835622">
                <text:p>6138.625978356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767.51724090626">
                <text:p>6767.517240906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416.64962576223">
                <text:p>7416.649625762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086.25432983228">
                <text:p>8086.254329832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776.53824634648">
                <text:p>8776.538246346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487.68242851834">
                <text:p>9487.6824285183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219.8405983136">
                <text:p>10219.84059831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973.1377121322">
                <text:p>10973.13771213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747.6685954227">
                <text:p>11747.668595422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543.4966583406">
                <text:p>12543.49665834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360.6527045315">
                <text:p>13360.652704531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199.1338449461">
                <text:p>14199.133844946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058.9025282815">
                <text:p>15058.90252828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939.8856991829">
                <text:p>15939.885699182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6841.9740947268">
                <text:p>16841.974094726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7765.0216889439">
                <text:p>17765.021688943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8708.8452942338">
                <text:p>18708.845294233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673.2243274678">
                <text:p>19673.224327467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657.9007473934">
                <text:p>20657.900747393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1662.5791686453">
                <text:p>21662.579168645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2686.9271562473">
                <text:p>22686.927156247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3730.5757029832">
                <text:p>23730.575702983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4793.119890423">
                <text:p>24793.11989042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5874.1197327575">
                <text:p>25874.11973275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6973.1012009172">
                <text:p>26973.101200917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8089.557422777">
                <text:p>28089.55742277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9222.9500535789">
                <text:p>29222.950053578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0372.7108090873">
                <text:p>30372.710809087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1538.2431524295">
                <text:p>31538.243152429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2718.9241241052">
                <text:p>32718.924124105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3914.1063032915">
                <text:p>33914.106303291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5123.1198873418">
                <text:p>35123.119887341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6345.2748752989">
                <text:p>36345.274875298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7579.863340333">
                <text:p>37579.86334033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8826.1617752816">
                <text:p>38826.161775281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0083.4334949212">
                <text:p>40083.433494921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1350.9310782555">
                <text:p>41350.931078255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2627.898833944">
                <text:p>42627.89883394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3913.5752720449">
                <text:p>43913.575272044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5207.1955654755">
                <text:p>45207.195565475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6507.9939850144">
                <text:p>46507.993985014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7815.2062922647">
                <text:p>47815.206292264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9128.0720757487">
                <text:p>49128.072075748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0445.8370162062">
                <text:p>50445.837016206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1767.7550681947">
                <text:p>51767.755068194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3093.0905462268">
                <text:p>53093.090546226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4421.1201049033">
                <text:p>54421.120104903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5751.1346037969">
                <text:p>55751.134603796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7082.440849177">
                <text:p>57082.44084917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8414.363206037">
                <text:p>58414.36320603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9746.2450752587">
                <text:p>59746.245075258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1077.4502321079">
                <text:p>61077.450232107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2407.3640235916">
                <text:p>62407.364023591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3735.3944234912">
                <text:p>63735.394423491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060.9729451147">
                <text:p>65060.972945114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383.5554129668">
                <text:p>66383.555412966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702.6225956067">
                <text:p>67702.622595606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017.6807029498">
                <text:p>69017.680702949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328.2617521524">
                <text:p>70328.261752152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633.9238070054">
                <text:p>71633.923807005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934.2510964454">
                <text:p>72934.251096445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4228.8540183685">
                <text:p>74228.854018368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5517.3690354098">
                <text:p>75517.369035409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6799.4584697272">
                <text:p>76799.458469727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8074.8102041035">
                <text:p>78074.810204103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9343.1372968751">
                <text:p>79343.137296875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0604.1775182897">
                <text:p>80604.177518289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1857.6928159228">
                <text:p>81857.692815922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3103.4687167294">
                <text:p>83103.468716729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4341.3136731921">
                <text:p>84341.313673192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5571.0583608513">
                <text:p>85571.058360851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6792.5549342797">
                <text:p>86792.554934279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8005.6762482943">
                <text:p>88005.676248294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9210.3150508948">
                <text:p>89210.315050894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0406.3831540844">
                <text:p>90406.383154084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1593.8105883708">
                <text:p>91593.810588370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2772.5447463765">
                <text:p>92772.544746376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3942.5495205983">
                <text:p>93942.549520598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5103.804439971">
                <text:p>95103.80443997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6256.3038094961">
                <text:p>96256.303809496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7400.0558568106">
                <text:p>97400.055856810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8535.0818891875">
                <text:p>98535.081889187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9661.4154640894">
                <text:p>99661.415464089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0779.101576036">
                <text:p>100779.10157603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1888.195862198">
                <text:p>101888.19586219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2988.763828811">
                <text:p>102988.76382881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4080.880100174">
                <text:p>104080.88010017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5164.627691718">
                <text:p>105164.62769171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6240.097308349">
                <text:p>106240.09730834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7307.386669024">
                <text:p>107307.38666902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8366.599858256">
                <text:p>108366.59985825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9417.846705071">
                <text:p>109417.84670507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10461.242189695">
                <text:p>110461.24218969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11496.905878117">
                <text:p>111496.90587811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12524.961384463">
                <text:p>112524.96138446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13545.53586103">
                <text:p>113545.5358610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4558.759515642">
                <text:p>114558.75951564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5564.765155927">
                <text:p>115564.76515592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6563.687759987">
                <text:p>116563.68775998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7555.66407287">
                <text:p>117555.6640728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8540.832228158">
                <text:p>118540.83222815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9519.331393957">
                <text:p>119519.33139395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20491.301442497">
                <text:p>120491.30144249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21456.882642533">
                <text:p>121456.88264253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22416.215373703">
                <text:p>122416.21537370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23369.439861969">
                <text:p>123369.43986196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4316.695935269">
                <text:p>124316.69593526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25258.122798494">
                <text:p>125258.12279849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6193.858826892">
                <text:p>126193.85882689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7124.04137703">
                <text:p>127124.0413770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8048.806614427">
                <text:p>128048.80661442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8968.289357006">
                <text:p>128968.28935700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9882.622933507">
                <text:p>129882.62293350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30791.939056047">
                <text:p>130791.93905604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31696.367706006">
                <text:p>131696.36770600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32596.037032473">
                <text:p>132596.03703247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33491.073262471">
                <text:p>133491.07326247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34381.60062225">
                <text:p>134381.6006222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5267.741268931">
                <text:p>135267.74126893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6149.615231816">
                <text:p>136149.61523181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7027.340362736">
                <text:p>137027.34036273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7901.032294782">
                <text:p>137901.03229478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8770.804408861">
                <text:p>138770.80440886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9636.767807473">
                <text:p>139636.76780747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40499.031295203">
                <text:p>140499.03129520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41357.701365395">
                <text:p>141357.70136539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42212.882192527">
                <text:p>142212.88219252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43064.675629833">
                <text:p>143064.67562983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3913.181211735">
                <text:p>143913.18121173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4758.49616067">
                <text:p>144758.4961606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5600.715397934">
                <text:p>145600.71539793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6439.931558176">
                <text:p>146439.93155817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7276.235007198">
                <text:p>147276.23500719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8109.71386275">
                <text:p>148109.7138627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8940.454018006">
                <text:p>148940.45401800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9768.539167453">
                <text:p>149768.53916745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50594.05083493">
                <text:p>150594.0508349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51417.068403559">
                <text:p>151417.06840355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2237.669147364">
                <text:p>152237.66914736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3055.928264339">
                <text:p>153055.92826433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3871.918910792">
                <text:p>153871.91891079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4685.712236767">
                <text:p>154685.71223676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5497.377422383">
                <text:p>155497.37742238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6306.981714934">
                <text:p>156306.98171493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7114.590466593">
                <text:p>157114.59046659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920.267172615">
                <text:p>157920.26717261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724.073509882">
                <text:p>158724.07350988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526.069375705">
                <text:p>159526.06937570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326.312926772">
                <text:p>160326.31292677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124.860618139">
                <text:p>161124.86061813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921.767242194">
                <text:p>161921.76724219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717.085967504">
                <text:p>162717.08596750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510.868377481">
                <text:p>163510.86837748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303.164508798">
                <text:p>164303.16450879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094.022889503">
                <text:p>165094.02288950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5883.490576775">
                <text:p>165883.49057677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6671.613194275">
                <text:p>166671.61319427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7458.434969059">
                <text:p>167458.43496905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8243.998768">
                <text:p>168243.99876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69028.346133708">
                <text:p>169028.34613370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69811.517319899">
                <text:p>169811.51731989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0593.551326202">
                <text:p>170593.55132620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1374.485932383">
                <text:p>171374.48593238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2154.357731958">
                <text:p>172154.35773195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2933.202165186">
                <text:p>172933.20216518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3711.053551437">
                <text:p>173711.05355143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4487.945120911">
                <text:p>174487.94512091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5263.909045713">
                <text:p>175263.90904571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6038.976470267">
                <text:p>176038.97647026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76813.177541081">
                <text:p>176813.17754108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77586.541435839">
                <text:p>177586.54143583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78359.09639185">
                <text:p>178359.0963918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79130.869733819">
                <text:p>179130.86973381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79901.887900976">
                <text:p>179901.88790097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0672.176473547">
                <text:p>180672.17647354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1441.760198572">
                <text:p>181441.76019857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2210.66301509">
                <text:p>182210.6630150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2978.90807868">
                <text:p>182978.9080786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3746.517785379">
                <text:p>183746.51778537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84513.513794971">
                <text:p>184513.51379497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85279.917053676">
                <text:p>185279.91705367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86045.747816223">
                <text:p>186045.74781622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86811.025667338">
                <text:p>186811.02566733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87575.769542641">
                <text:p>187575.76954264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88339.997748979">
                <text:p>188339.99774897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89103.727984184">
                <text:p>189103.72798418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89866.977356285">
                <text:p>189866.97735628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0629.76240218">
                <text:p>190629.7624021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1392.099105768">
                <text:p>191392.09910576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>
    <meta:generator>OpenOffice.org/3.3$Win32 OpenOffice.org_project/330m20$Build-956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42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4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2"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83cm" svg:height="10.48cm" xlink:href=".." xlink:type="simple" chart:class="chart:bar" chart:style-name="ch1">
        <chart:legend chart:legend-position="end" svg:x="21.121cm" svg:y="4.932cm" chart:style-name="ch2"/>
        <chart:plot-area chart:style-name="ch3" table:cell-range-address="'Mod EXP'.B1:'Mod EXP'.C401" chart:data-source-has-labels="both" svg:x="0.906cm" svg:y="0.971cm" svg:width="19.303cm" svg:height="8.88cm">
          <chartooo:coordinate-region svg:x="2.93cm" svg:y="1.184cm" svg:width="17.279cm" svg:height="8.455cm"/>
          <chart:axis chart:dimension="x" chart:name="primary-x" chart:style-name="ch4">
            <chart:categories table:cell-range-address="'Mod EXP'.B2:'Mod EXP'.B40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Mod EXP'.C2:'Mod EXP'.C401" chart:label-cell-address="'Mod EXP'.C1:'Mod EXP'.C1" chart:class="chart:bar">
            <chart:data-point chart:repeated="4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p 1</text:p>
                <draw:g>
                  <svg:desc>'Mod EXP'.C1:'Mod EXP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'Mod EXP'.B2:'Mod EXP'.B401</svg:desc>
                </draw:g>
              </table:table-cell>
              <table:table-cell office:value-type="float" office:value="471.049228611288">
                <text:p>471.049228611288</text:p>
                <draw:g>
                  <svg:desc>'Mod EXP'.C2:'Mod EXP'.C4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97.910950711244">
                <text:p>897.9109507112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41.3191782853">
                <text:p>1341.31917828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01.66860628914">
                <text:p>1801.668606289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79.3466014156">
                <text:p>2279.34660141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774.73180459044">
                <text:p>2774.731804590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88.19268483274">
                <text:p>3288.192684832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820.08604950679">
                <text:p>3820.086049506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370.75551673165">
                <text:p>4370.755516731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940.5299564605">
                <text:p>4940.52995646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29.72190748558">
                <text:p>5529.721907485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138.62597835622">
                <text:p>6138.625978356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767.51724090626">
                <text:p>6767.517240906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416.64962576223">
                <text:p>7416.649625762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086.25432983228">
                <text:p>8086.254329832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776.53824634648">
                <text:p>8776.538246346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487.68242851834">
                <text:p>9487.6824285183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219.8405983136">
                <text:p>10219.84059831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973.1377121322">
                <text:p>10973.13771213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747.6685954227">
                <text:p>11747.668595422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543.4966583406">
                <text:p>12543.49665834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360.6527045315">
                <text:p>13360.652704531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199.1338449461">
                <text:p>14199.133844946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058.9025282815">
                <text:p>15058.90252828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939.8856991829">
                <text:p>15939.885699182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6841.9740947268">
                <text:p>16841.974094726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7765.0216889439">
                <text:p>17765.021688943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8708.8452942338">
                <text:p>18708.845294233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673.2243274678">
                <text:p>19673.224327467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657.9007473934">
                <text:p>20657.900747393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1662.5791686453">
                <text:p>21662.579168645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2686.9271562473">
                <text:p>22686.927156247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3730.5757029832">
                <text:p>23730.575702983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4793.119890423">
                <text:p>24793.11989042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5874.1197327575">
                <text:p>25874.11973275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6973.1012009172">
                <text:p>26973.101200917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8089.557422777">
                <text:p>28089.55742277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9222.9500535789">
                <text:p>29222.950053578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0372.7108090873">
                <text:p>30372.710809087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1538.2431524295">
                <text:p>31538.243152429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2718.9241241052">
                <text:p>32718.924124105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3914.1063032915">
                <text:p>33914.106303291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5123.1198873418">
                <text:p>35123.119887341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6345.2748752989">
                <text:p>36345.274875298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7579.863340333">
                <text:p>37579.86334033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8826.1617752816">
                <text:p>38826.161775281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0083.4334949212">
                <text:p>40083.433494921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1350.9310782555">
                <text:p>41350.931078255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2627.898833944">
                <text:p>42627.89883394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3913.5752720449">
                <text:p>43913.575272044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5207.1955654755">
                <text:p>45207.195565475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6507.9939850144">
                <text:p>46507.993985014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7815.2062922647">
                <text:p>47815.206292264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9128.0720757487">
                <text:p>49128.072075748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0445.8370162062">
                <text:p>50445.837016206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1767.7550681947">
                <text:p>51767.755068194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3093.0905462268">
                <text:p>53093.090546226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4421.1201049033">
                <text:p>54421.120104903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5751.1346037969">
                <text:p>55751.134603796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7082.440849177">
                <text:p>57082.44084917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8414.363206037">
                <text:p>58414.36320603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9746.2450752587">
                <text:p>59746.245075258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1077.4502321079">
                <text:p>61077.450232107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2407.3640235916">
                <text:p>62407.364023591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3735.3944234912">
                <text:p>63735.394423491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060.9729451147">
                <text:p>65060.972945114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383.5554129668">
                <text:p>66383.555412966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702.6225956067">
                <text:p>67702.622595606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017.6807029498">
                <text:p>69017.680702949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328.2617521524">
                <text:p>70328.261752152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633.9238070054">
                <text:p>71633.923807005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934.2510964454">
                <text:p>72934.251096445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4228.8540183685">
                <text:p>74228.854018368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5517.3690354098">
                <text:p>75517.369035409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6799.4584697272">
                <text:p>76799.458469727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8074.8102041035">
                <text:p>78074.810204103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9343.1372968751">
                <text:p>79343.137296875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0604.1775182897">
                <text:p>80604.177518289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1857.6928159228">
                <text:p>81857.692815922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3103.4687167294">
                <text:p>83103.468716729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4341.3136731921">
                <text:p>84341.313673192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5571.0583608513">
                <text:p>85571.058360851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6792.5549342797">
                <text:p>86792.554934279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8005.6762482943">
                <text:p>88005.676248294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9210.3150508948">
                <text:p>89210.315050894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0406.3831540844">
                <text:p>90406.383154084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1593.8105883708">
                <text:p>91593.810588370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2772.5447463765">
                <text:p>92772.544746376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3942.5495205983">
                <text:p>93942.549520598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5103.804439971">
                <text:p>95103.80443997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6256.3038094961">
                <text:p>96256.303809496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7400.0558568106">
                <text:p>97400.055856810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8535.0818891875">
                <text:p>98535.081889187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9661.4154640894">
                <text:p>99661.415464089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0779.101576036">
                <text:p>100779.10157603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1888.195862198">
                <text:p>101888.19586219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2988.763828811">
                <text:p>102988.76382881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4080.880100174">
                <text:p>104080.88010017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5164.627691718">
                <text:p>105164.62769171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6240.097308349">
                <text:p>106240.09730834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7307.386669024">
                <text:p>107307.38666902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8366.599858256">
                <text:p>108366.59985825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9417.846705071">
                <text:p>109417.84670507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10461.242189695">
                <text:p>110461.24218969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11496.905878117">
                <text:p>111496.90587811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12524.961384463">
                <text:p>112524.96138446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13545.53586103">
                <text:p>113545.5358610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4558.759515642">
                <text:p>114558.75951564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5564.765155927">
                <text:p>115564.76515592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6563.687759987">
                <text:p>116563.68775998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7555.66407287">
                <text:p>117555.6640728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8540.832228158">
                <text:p>118540.83222815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9519.331393957">
                <text:p>119519.33139395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20491.301442497">
                <text:p>120491.30144249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21456.882642533">
                <text:p>121456.88264253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22416.215373703">
                <text:p>122416.21537370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23369.439861969">
                <text:p>123369.43986196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4316.695935269">
                <text:p>124316.69593526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25258.122798494">
                <text:p>125258.12279849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6193.858826892">
                <text:p>126193.85882689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7124.04137703">
                <text:p>127124.0413770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8048.806614427">
                <text:p>128048.80661442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8968.289357006">
                <text:p>128968.28935700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9882.622933507">
                <text:p>129882.62293350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30791.939056047">
                <text:p>130791.93905604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31696.367706006">
                <text:p>131696.36770600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32596.037032473">
                <text:p>132596.03703247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33491.073262471">
                <text:p>133491.07326247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34381.60062225">
                <text:p>134381.6006222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5267.741268931">
                <text:p>135267.74126893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6149.615231816">
                <text:p>136149.61523181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7027.340362736">
                <text:p>137027.34036273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7901.032294782">
                <text:p>137901.03229478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8770.804408861">
                <text:p>138770.80440886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9636.767807473">
                <text:p>139636.76780747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40499.031295203">
                <text:p>140499.03129520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41357.701365395">
                <text:p>141357.70136539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42212.882192527">
                <text:p>142212.88219252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43064.675629833">
                <text:p>143064.67562983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3913.181211735">
                <text:p>143913.18121173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4758.49616067">
                <text:p>144758.4961606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5600.715397934">
                <text:p>145600.71539793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6439.931558176">
                <text:p>146439.93155817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7276.235007198">
                <text:p>147276.23500719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8109.71386275">
                <text:p>148109.7138627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8940.454018006">
                <text:p>148940.45401800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9768.539167453">
                <text:p>149768.53916745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50594.05083493">
                <text:p>150594.0508349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51417.068403559">
                <text:p>151417.06840355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2237.669147364">
                <text:p>152237.66914736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3055.928264339">
                <text:p>153055.92826433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3871.918910792">
                <text:p>153871.91891079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4685.712236767">
                <text:p>154685.71223676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5497.377422383">
                <text:p>155497.37742238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6306.981714934">
                <text:p>156306.98171493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7114.590466593">
                <text:p>157114.59046659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920.267172615">
                <text:p>157920.26717261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724.073509882">
                <text:p>158724.07350988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526.069375705">
                <text:p>159526.06937570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326.312926772">
                <text:p>160326.31292677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124.860618139">
                <text:p>161124.86061813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921.767242194">
                <text:p>161921.76724219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717.085967504">
                <text:p>162717.08596750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510.868377481">
                <text:p>163510.86837748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303.164508798">
                <text:p>164303.16450879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094.022889503">
                <text:p>165094.02288950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5883.490576775">
                <text:p>165883.49057677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6671.613194275">
                <text:p>166671.61319427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7458.434969059">
                <text:p>167458.43496905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8243.998768">
                <text:p>168243.99876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69028.346133708">
                <text:p>169028.34613370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69811.517319899">
                <text:p>169811.51731989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0593.551326202">
                <text:p>170593.55132620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1374.485932383">
                <text:p>171374.48593238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2154.357731958">
                <text:p>172154.35773195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2933.202165186">
                <text:p>172933.20216518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3711.053551437">
                <text:p>173711.05355143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4487.945120911">
                <text:p>174487.94512091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5263.909045713">
                <text:p>175263.90904571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6038.976470267">
                <text:p>176038.97647026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76813.177541081">
                <text:p>176813.17754108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77586.541435839">
                <text:p>177586.54143583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78359.09639185">
                <text:p>178359.0963918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79130.869733819">
                <text:p>179130.86973381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79901.887900976">
                <text:p>179901.88790097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0672.176473547">
                <text:p>180672.17647354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1441.760198572">
                <text:p>181441.76019857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2210.66301509">
                <text:p>182210.6630150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2978.90807868">
                <text:p>182978.9080786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3746.517785379">
                <text:p>183746.51778537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84513.513794971">
                <text:p>184513.51379497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85279.917053676">
                <text:p>185279.91705367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86045.747816223">
                <text:p>186045.74781622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86811.025667338">
                <text:p>186811.02566733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87575.769542641">
                <text:p>187575.76954264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88339.997748979">
                <text:p>188339.99774897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89103.727984184">
                <text:p>189103.72798418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89866.977356285">
                <text:p>189866.97735628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0629.76240218">
                <text:p>190629.7624021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1392.099105768">
                <text:p>191392.09910576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92154.002915574">
                <text:p>192154.00291557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92915.488761854">
                <text:p>192915.48876185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93676.571073209">
                <text:p>193676.57107320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94437.263792711">
                <text:p>194437.26379271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95197.580393553">
                <text:p>195197.58039355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95957.533894238">
                <text:p>195957.53389423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96717.136873312">
                <text:p>196717.13687331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97476.401483658">
                <text:p>197476.40148365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98235.339466359">
                <text:p>198235.33946635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98993.962164137">
                <text:p>198993.96216413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99752.280534391">
                <text:p>199752.28053439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00510.305161827">
                <text:p>200510.30516182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01268.046270708">
                <text:p>201268.04627070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02025.513736721">
                <text:p>202025.51373672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02782.717098478">
                <text:p>202782.71709847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03539.665568659">
                <text:p>203539.66556865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04296.36804481">
                <text:p>204296.3680448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05052.833119794">
                <text:p>205052.83311979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05809.069091926">
                <text:p>205809.06909192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06565.083974774">
                <text:p>206565.08397477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07320.885506665">
                <text:p>207320.88550666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08076.481159871">
                <text:p>208076.48115987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08831.878149523">
                <text:p>208831.87814952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09587.083442218">
                <text:p>209587.08344221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10342.10376437">
                <text:p>210342.1037643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11096.94561028">
                <text:p>211096.9456102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11851.61524995">
                <text:p>211851.6152499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12606.118736642">
                <text:p>212606.11873664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13360.461914201">
                <text:p>213360.46191420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14114.650424126">
                <text:p>214114.65042412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14868.689712422">
                <text:p>214868.68971242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15622.585036224">
                <text:p>215622.58503622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16376.341470207">
                <text:p>216376.34147020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17129.963912781">
                <text:p>217129.96391278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17883.457092087">
                <text:p>217883.45709208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18636.825571797">
                <text:p>218636.82557179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19390.073756716">
                <text:p>219390.07375671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20143.205898205">
                <text:p>220143.20589820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20896.226099425">
                <text:p>220896.22609942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21649.138320401">
                <text:p>221649.13832040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22401.946382926">
                <text:p>222401.94638292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23154.653975292">
                <text:p>223154.65397529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23907.264656876">
                <text:p>223907.26465687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24659.781862559">
                <text:p>224659.78186255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25412.208907012">
                <text:p>225412.20890701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26164.548988823">
                <text:p>226164.54898882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26916.805194499">
                <text:p>226916.80519449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27668.980502324">
                <text:p>227668.98050232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28421.077786096">
                <text:p>228421.07778609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29173.099818729">
                <text:p>229173.09981872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29925.049275743">
                <text:p>229925.04927574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30676.928738627">
                <text:p>230676.92873862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31428.740698094">
                <text:p>231428.74069809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32180.487557226">
                <text:p>232180.48755722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32932.17163451">
                <text:p>232932.1716345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33683.795166772">
                <text:p>233683.79516677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34435.360312011">
                <text:p>234435.36031201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35186.869152138">
                <text:p>235186.86915213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35938.32369562">
                <text:p>235938.3236956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36689.725880035">
                <text:p>236689.72588003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37441.07757454">
                <text:p>237441.0775745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38192.380582255">
                <text:p>238192.38058225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38943.636642561">
                <text:p>238943.63664256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39694.847433329">
                <text:p>239694.84743332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40446.014573062">
                <text:p>240446.01457306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41197.139622971">
                <text:p>241197.13962297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41948.224088977">
                <text:p>241948.22408897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42699.269423642">
                <text:p>242699.26942364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43450.27702804">
                <text:p>243450.2770280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44201.248253558">
                <text:p>244201.24825355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44952.184403634">
                <text:p>244952.18440363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45703.086735445">
                <text:p>245703.08673544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46453.956461519">
                <text:p>246453.95646151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47204.794751313">
                <text:p>247204.79475131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47955.602732716">
                <text:p>247955.60273271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48706.381493517">
                <text:p>248706.38149351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49457.13208281">
                <text:p>249457.1320828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50207.855512356">
                <text:p>250207.85551235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50958.552757897">
                <text:p>250958.55275789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51709.224760425">
                <text:p>251709.22476042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52459.872427406">
                <text:p>252459.87242740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53210.49663396">
                <text:p>253210.4966339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53961.098224003">
                <text:p>253961.09822400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54711.678011349">
                <text:p>254711.67801134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55462.236780771">
                <text:p>255462.23678077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56212.775289026">
                <text:p>256212.77528902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56963.294265847">
                <text:p>256963.29426584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57713.794414898">
                <text:p>257713.79441489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58464.276414693">
                <text:p>258464.27641469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59214.740919492">
                <text:p>259214.74091949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59965.188560152">
                <text:p>259965.18856015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60715.619944962">
                <text:p>260715.61994496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61466.03566044">
                <text:p>261466.0356604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62216.436272105">
                <text:p>262216.43627210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62966.822325222">
                <text:p>262966.82232522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63717.194345522">
                <text:p>263717.19434552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64467.552839891">
                <text:p>264467.55283989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65217.898297043">
                <text:p>265217.89829704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65968.231188168">
                <text:p>265968.23118816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66718.551967547">
                <text:p>266718.55196754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67468.86107316">
                <text:p>267468.8610731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68219.158927263">
                <text:p>268219.15892726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68969.44593695">
                <text:p>268969.4459369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69719.722494687">
                <text:p>269719.72249468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70469.988978841">
                <text:p>270469.98897884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71220.245754175">
                <text:p>271220.24575417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71970.493172338">
                <text:p>271970.49317233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72720.73157233">
                <text:p>272720.7315723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73470.961280953">
                <text:p>273470.96128095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74221.182613248">
                <text:p>274221.18261324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74971.395872914">
                <text:p>274971.39587291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75721.601352711">
                <text:p>275721.60135271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76471.799334857">
                <text:p>276471.79933485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77221.990091394">
                <text:p>277221.99009139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77972.173884565">
                <text:p>277972.17388456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78722.350967152">
                <text:p>278722.35096715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79472.521582823">
                <text:p>279472.52158282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80222.685966454">
                <text:p>280222.68596645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80972.844344447">
                <text:p>280972.84434444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81722.996935028">
                <text:p>281722.99693502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82473.143948547">
                <text:p>282473.14394854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83223.285587754">
                <text:p>283223.28558775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83973.422048074">
                <text:p>283973.42204807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84723.553517873">
                <text:p>284723.55351787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85473.680178703">
                <text:p>285473.68017870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86223.802205556">
                <text:p>286223.80220555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86973.919767091">
                <text:p>286973.91976709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87724.03302587">
                <text:p>287724.0330258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88474.142138567">
                <text:p>288474.14213856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89224.24725619">
                <text:p>289224.2472561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89974.348524275">
                <text:p>289974.34852427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90724.446083091">
                <text:p>290724.44608309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91474.540067824">
                <text:p>291474.54006782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92224.630608762">
                <text:p>292224.63060876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92974.71783147">
                <text:p>292974.7178314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93724.801856962">
                <text:p>293724.80185696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94474.882801864">
                <text:p>294474.88280186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95224.96077857">
                <text:p>295224.9607785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95975.035895399">
                <text:p>295975.03589539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96725.108256737">
                <text:p>296725.10825673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97475.177963181">
                <text:p>297475.17796318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98225.245111677">
                <text:p>298225.24511167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98975.30979565">
                <text:p>298975.3097956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99725.372105131">
                <text:p>299725.37210513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00475.432126879">
                <text:p>300475.43212687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01225.489944501">
                <text:p>301225.48994450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01975.545638565">
                <text:p>301975.54563856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02725.59928671">
                <text:p>302725.5992867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03475.65096375">
                <text:p>303475.6509637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04225.700741778">
                <text:p>304225.70074177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04975.748690265">
                <text:p>304975.74869026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05725.794876153">
                <text:p>305725.79487615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06475.839363946">
                <text:p>306475.83936394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07225.882215803">
                <text:p>307225.88221580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07975.923491614">
                <text:p>307975.92349161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08725.963249093">
                <text:p>308725.96324909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09476.001543848">
                <text:p>309476.00154384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10226.038429461">
                <text:p>310226.03842946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10976.07395756">
                <text:p>310976.0739575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11726.108177895">
                <text:p>311726.10817789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12476.141138396">
                <text:p>312476.14113839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13226.172885249">
                <text:p>313226.17288524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13976.203462953">
                <text:p>313976.20346295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14726.232914385">
                <text:p>314726.23291438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15476.261280855">
                <text:p>315476.26128085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16226.288602166">
                <text:p>316226.28860216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16976.314916669">
                <text:p>316976.31491666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17726.340261313">
                <text:p>317726.34026131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18476.364671697">
                <text:p>318476.36467169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19226.38818212">
                <text:p>319226.3881821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19976.410825627">
                <text:p>319976.41082562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20726.432634058">
                <text:p>320726.43263405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21476.453638084">
                <text:p>321476.45363808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22226.47386726">
                <text:p>322226.4738672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22976.493350057">
                <text:p>322976.49335005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23726.512113903">
                <text:p>323726.51211390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24476.530185228">
                <text:p>324476.530185228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25226.547589488">
                <text:p>325226.54758948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25976.564351214">
                <text:p>325976.56435121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26726.580494033">
                <text:p>326726.58049403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27476.596040711">
                <text:p>327476.59604071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28226.611013179">
                <text:p>328226.61101317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28976.625432565">
                <text:p>328976.62543256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29726.639319221">
                <text:p>329726.63931922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30476.652692756">
                <text:p>330476.65269275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31226.665572059">
                <text:p>331226.66557205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31976.677975327">
                <text:p>331976.67797532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32726.68992009">
                <text:p>332726.6899200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33476.701423234">
                <text:p>333476.70142323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34226.712501027">
                <text:p>334226.712501027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34976.723169139">
                <text:p>334976.72316913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35726.733442667">
                <text:p>335726.733442667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36476.743336152">
                <text:p>336476.74333615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37226.752863603">
                <text:p>337226.75286360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37976.762038513">
                <text:p>337976.76203851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38726.770873881">
                <text:p>338726.77087388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39476.779382228">
                <text:p>339476.77938222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40226.787575615">
                <text:p>340226.78757561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40976.79546566">
                <text:p>340976.7954656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41726.803063555">
                <text:p>341726.80306355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>
    <meta:generator>OpenOffice.org/3.3$Win32 OpenOffice.org_project/330m20$Build-9567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